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2.82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1.7783in"/>
    </style:style>
    <style:style style:name="co9" style:family="table-column">
      <style:table-column-properties fo:break-before="auto" style:column-width="1.0791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4118in"/>
    </style:style>
    <style:style style:name="co12" style:family="table-column">
      <style:table-column-properties fo:break-before="auto" style:column-width="0.6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6">
      <style:text-properties fo:font-weight="bold" style:font-weight-asian="bold" style:font-weight-complex="bold"/>
    </style:style>
    <style:style style:name="ce5" style:family="table-cell" style:parent-style-name="Default" style:data-style-name="N116"/>
    <style:style style:name="ce6" style:family="table-cell" style:parent-style-name="Default" style:data-style-name="N11"/>
    <style:style style:name="ce7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Generators Compared</text:p>
          </table:table-cell>
          <table:covered-table-cell table:style-name="ce2"/>
          <table:covered-table-cell table:style-name="ce4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1013"/>
        </table:table-row>
        <table:table-row table:style-name="ro1">
          <table:table-cell table:style-name="ce2" office:value-type="string">
            <text:p>Count</text:p>
          </table:table-cell>
          <table:table-cell table:style-name="ce2" office:value-type="string">
            <text:p>Time (ms)</text:p>
          </table:table-cell>
          <table:table-cell table:style-name="ce4" office:value-type="string">
            <text:p>Keys/ms</text:p>
          </table:table-cell>
          <table:table-cell table:style-name="ce2" office:value-type="string">
            <text:p>Generator</text:p>
          </table:table-cell>
          <table:table-cell table:style-name="ce1" office:value-type="string" table:number-columns-spanned="2" table:number-rows-spanned="1">
            <text:p>%slower</text:p>
          </table:table-cell>
          <table:covered-table-cell table:style-name="ce2"/>
          <table:table-cell table:style-name="ce2" office:value-type="string">
            <text:p>Include Method</text:p>
          </table:table-cell>
          <table:table-cell table:style-name="ce2" office:value-type="string">
            <text:p>Include Parameter Types</text:p>
          </table:table-cell>
          <table:table-cell table:style-name="ce2" office:value-type="string">
            <text:p>Use Reflection</text:p>
          </table:table-cell>
          <table:table-cell table:style-name="ce2"/>
          <table:table-cell table:style-name="ce2" office:value-type="string">
            <text:p>Sort</text:p>
          </table:table-cell>
          <table:table-cell table:style-name="ce2" table:number-columns-repeated="1013"/>
        </table:table-row>
        <table:table-row table:style-name="ro1">
          <table:table-cell table:formula="of:=SUM([Sheet1.A$2:.A$21])" office:value-type="float" office:value="31306667">
            <text:p>31306667</text:p>
          </table:table-cell>
          <table:table-cell table:formula="of:=SUM([Sheet1.B$2:.B$21])" office:value-type="float" office:value="200000">
            <text:p>200000</text:p>
          </table:table-cell>
          <table:table-cell table:formula="of:=[.A3]/[.B3]" office:value-type="float" office:value="156.533335">
            <text:p>156.533</text:p>
          </table:table-cell>
          <table:table-cell table:formula="of:=[Sheet1.D$2]" office:value-type="string" office:string-value="HashCodeCacheKeyGenerator">
            <text:p>HashCodeCacheKeyGenerator</text:p>
          </table:table-cell>
          <table:table-cell table:number-columns-repeated="2"/>
          <table:table-cell table:formula="of:=[Sheet1.$E$2]" office:value-type="boolean" office:boolean-value="false">
            <text:p>FALSE</text:p>
          </table:table-cell>
          <table:table-cell table:formula="of:=[Sheet1.$F$2]" office:value-type="boolean" office:boolean-value="false">
            <text:p>FALSE</text:p>
          </table:table-cell>
          <table:table-cell table:formula="of:=[Sheet1.$G$2]" office:value-type="boolean" office:boolean-value="false">
            <text:p>FALSE</text:p>
          </table:table-cell>
          <table:table-cell/>
          <table:table-cell table:formula="of:=CONCATENATE(IF([.G3];&quot;B&quot;;&quot;A&quot;);IF([.H3];&quot;B&quot;;&quot;A&quot;);IF([.I3];&quot;B&quot;;&quot;A&quot;))" office:value-type="string" office:string-value="AAA">
            <text:p>AAA</text:p>
          </table:table-cell>
          <table:table-cell table:number-columns-repeated="1013"/>
        </table:table-row>
        <table:table-row table:style-name="ro1">
          <table:table-cell table:formula="of:=SUM([Sheet1.A$182:.A$201])" office:value-type="float" office:value="18144896">
            <text:p>18144896</text:p>
          </table:table-cell>
          <table:table-cell table:formula="of:=SUM([Sheet1.B$182:.B$201])" office:value-type="float" office:value="200000">
            <text:p>200000</text:p>
          </table:table-cell>
          <table:table-cell table:formula="of:=[.A4]/[.B4]" office:value-type="float" office:value="90.72448">
            <text:p>90.724</text:p>
          </table:table-cell>
          <table:table-cell table:formula="of:=[Sheet1.D$182]" office:value-type="string" office:string-value="StringCacheKeyGenerator">
            <text:p>StringCacheKeyGenerator</text:p>
          </table:table-cell>
          <table:table-cell table:style-name="ce6" table:formula="of:=([.C3]-[.C4])/[.C4]" office:value-type="percentage" office:value="0.725370429238062">
            <text:p>72.54%</text:p>
          </table:table-cell>
          <table:table-cell table:style-name="ce6"/>
          <table:table-cell table:formula="of:=[Sheet1.$E$182]" office:value-type="boolean" office:boolean-value="false">
            <text:p>FALSE</text:p>
          </table:table-cell>
          <table:table-cell table:formula="of:=[Sheet1.$F$182]" office:value-type="boolean" office:boolean-value="false">
            <text:p>FALSE</text:p>
          </table:table-cell>
          <table:table-cell table:formula="of:=[Sheet1.$G$182]" office:value-type="boolean" office:boolean-value="false">
            <text:p>FALSE</text:p>
          </table:table-cell>
          <table:table-cell/>
          <table:table-cell table:formula="of:=CONCATENATE(IF([.G4];&quot;B&quot;;&quot;A&quot;);IF([.H4];&quot;B&quot;;&quot;A&quot;);IF([.I4];&quot;B&quot;;&quot;A&quot;))" office:value-type="string" office:string-value="AAA">
            <text:p>AAA</text:p>
          </table:table-cell>
          <table:table-cell table:number-columns-repeated="1013"/>
        </table:table-row>
        <table:table-row table:style-name="ro1">
          <table:table-cell table:formula="of:=SUM([Sheet1.A$62:.A$81])" office:value-type="float" office:value="17286332">
            <text:p>17286332</text:p>
          </table:table-cell>
          <table:table-cell table:formula="of:=SUM([Sheet1.B$62:.B$81])" office:value-type="float" office:value="200000">
            <text:p>200000</text:p>
          </table:table-cell>
          <table:table-cell table:formula="of:=[.A5]/[.B5]" office:value-type="float" office:value="86.43166">
            <text:p>86.432</text:p>
          </table:table-cell>
          <table:table-cell table:formula="of:=[Sheet1.D$62]" office:value-type="string" office:string-value="ListCacheKeyGenerator">
            <text:p>ListCacheKeyGenerator</text:p>
          </table:table-cell>
          <table:table-cell table:style-name="ce6" table:formula="of:=([.C4]-[.C5])/[.C5]" office:value-type="percentage" office:value="0.0496672168508624">
            <text:p>4.97%</text:p>
          </table:table-cell>
          <table:table-cell table:style-name="ce6" table:formula="of:=([.C3]-[.C5])/[.C5]" office:value-type="percentage" office:value="0.811064776495095">
            <text:p>81.11%</text:p>
          </table:table-cell>
          <table:table-cell table:formula="of:=[Sheet1.$E$62]" office:value-type="boolean" office:boolean-value="false">
            <text:p>FALSE</text:p>
          </table:table-cell>
          <table:table-cell table:formula="of:=[Sheet1.$F$62]" office:value-type="boolean" office:boolean-value="false">
            <text:p>FALSE</text:p>
          </table:table-cell>
          <table:table-cell table:formula="of:=[Sheet1.$G$62]" office:value-type="boolean" office:boolean-value="false">
            <text:p>FALSE</text:p>
          </table:table-cell>
          <table:table-cell/>
          <table:table-cell table:formula="of:=CONCATENATE(IF([.G5];&quot;B&quot;;&quot;A&quot;);IF([.H5];&quot;B&quot;;&quot;A&quot;);IF([.I5];&quot;B&quot;;&quot;A&quot;))" office:value-type="string" office:string-value="AAA">
            <text:p>AAA</text:p>
          </table:table-cell>
          <table:table-cell table:number-columns-repeated="1013"/>
        </table:table-row>
        <table:table-row table:style-name="ro1">
          <table:table-cell table:formula="of:=SUM([Sheet1.A$122:.A$141])" office:value-type="float" office:value="14582001">
            <text:p>14582001</text:p>
          </table:table-cell>
          <table:table-cell table:formula="of:=SUM([Sheet1.B$122:.B$141])" office:value-type="float" office:value="200000">
            <text:p>200000</text:p>
          </table:table-cell>
          <table:table-cell table:formula="of:=[.A6]/[.B6]" office:value-type="float" office:value="72.910005">
            <text:p>72.910</text:p>
          </table:table-cell>
          <table:table-cell table:formula="of:=[Sheet1.D$122]" office:value-type="string" office:string-value="MessageDigestCacheKeyGenerator_&quot;MD5&quot;">
            <text:p>MessageDigestCacheKeyGenerator_"MD5"</text:p>
          </table:table-cell>
          <table:table-cell table:style-name="ce6" table:formula="of:=([.C5]-[.C6])/[.C6]" office:value-type="percentage" office:value="0.185456783331725">
            <text:p>18.55%</text:p>
          </table:table-cell>
          <table:table-cell table:style-name="ce6" table:formula="of:=([.C3]-[.C6])/[.C6]" office:value-type="percentage" office:value="1.14693902434926">
            <text:p>114.69%</text:p>
          </table:table-cell>
          <table:table-cell table:formula="of:=[Sheet1.$E$122]" office:value-type="boolean" office:boolean-value="false">
            <text:p>FALSE</text:p>
          </table:table-cell>
          <table:table-cell table:formula="of:=[Sheet1.$F$122]" office:value-type="boolean" office:boolean-value="false">
            <text:p>FALSE</text:p>
          </table:table-cell>
          <table:table-cell table:formula="of:=[Sheet1.$G$122]" office:value-type="boolean" office:boolean-value="false">
            <text:p>FALSE</text:p>
          </table:table-cell>
          <table:table-cell/>
          <table:table-cell table:formula="of:=CONCATENATE(IF([.G6];&quot;B&quot;;&quot;A&quot;);IF([.H6];&quot;B&quot;;&quot;A&quot;);IF([.I6];&quot;B&quot;;&quot;A&quot;))" office:value-type="string" office:string-value="AAA">
            <text:p>AAA</text:p>
          </table:table-cell>
          <table:table-cell table:number-columns-repeated="1013"/>
        </table:table-row>
        <table:table-row table:style-name="ro1">
          <table:table-cell table:formula="of:=SUM([Sheet1.A$22:.A$41])" office:value-type="float" office:value="18260032">
            <text:p>18260032</text:p>
          </table:table-cell>
          <table:table-cell table:formula="of:=SUM([Sheet1.B$22:.B$41])" office:value-type="float" office:value="200000">
            <text:p>200000</text:p>
          </table:table-cell>
          <table:table-cell table:formula="of:=[.A7]/[.B7]" office:value-type="float" office:value="91.30016">
            <text:p>91.300</text:p>
          </table:table-cell>
          <table:table-cell table:formula="of:=[Sheet1.D$22]" office:value-type="string" office:string-value="HashCodeCacheKeyGenerator">
            <text:p>HashCodeCacheKeyGenerator</text:p>
          </table:table-cell>
          <table:table-cell table:number-columns-repeated="2"/>
          <table:table-cell table:formula="of:=[Sheet1.$E$22]" office:value-type="boolean" office:boolean-value="true">
            <text:p>TRUE</text:p>
          </table:table-cell>
          <table:table-cell table:formula="of:=[Sheet1.$F$22]" office:value-type="boolean" office:boolean-value="true">
            <text:p>TRUE</text:p>
          </table:table-cell>
          <table:table-cell table:formula="of:=[Sheet1.$G$22]" office:value-type="boolean" office:boolean-value="false">
            <text:p>FALSE</text:p>
          </table:table-cell>
          <table:table-cell/>
          <table:table-cell table:formula="of:=CONCATENATE(IF([.G7];&quot;B&quot;;&quot;A&quot;);IF([.H7];&quot;B&quot;;&quot;A&quot;);IF([.I7];&quot;B&quot;;&quot;A&quot;))" office:value-type="string" office:string-value="BBA">
            <text:p>BBA</text:p>
          </table:table-cell>
          <table:table-cell table:number-columns-repeated="1013"/>
        </table:table-row>
        <table:table-row table:style-name="ro1">
          <table:table-cell table:formula="of:=SUM([Sheet1.A$82:.A$101])" office:value-type="float" office:value="11380691">
            <text:p>11380691</text:p>
          </table:table-cell>
          <table:table-cell table:formula="of:=SUM([Sheet1.B$82:.B$101])" office:value-type="float" office:value="200000">
            <text:p>200000</text:p>
          </table:table-cell>
          <table:table-cell table:formula="of:=[.A8]/[.B8]" office:value-type="float" office:value="56.903455">
            <text:p>56.903</text:p>
          </table:table-cell>
          <table:table-cell table:formula="of:=[Sheet1.D$82]" office:value-type="string" office:string-value="ListCacheKeyGenerator">
            <text:p>ListCacheKeyGenerator</text:p>
          </table:table-cell>
          <table:table-cell table:style-name="ce6" table:formula="of:=([.C7]-[.C8])/[.C8]" office:value-type="percentage" office:value="0.604474807373296">
            <text:p>60.45%</text:p>
          </table:table-cell>
          <table:table-cell table:style-name="ce6"/>
          <table:table-cell table:formula="of:=[Sheet1.$E$82]" office:value-type="boolean" office:boolean-value="true">
            <text:p>TRUE</text:p>
          </table:table-cell>
          <table:table-cell table:formula="of:=[Sheet1.$F$82]" office:value-type="boolean" office:boolean-value="true">
            <text:p>TRUE</text:p>
          </table:table-cell>
          <table:table-cell table:formula="of:=[Sheet1.$G$82]" office:value-type="boolean" office:boolean-value="false">
            <text:p>FALSE</text:p>
          </table:table-cell>
          <table:table-cell/>
          <table:table-cell table:formula="of:=CONCATENATE(IF([.G8];&quot;B&quot;;&quot;A&quot;);IF([.H8];&quot;B&quot;;&quot;A&quot;);IF([.I8];&quot;B&quot;;&quot;A&quot;))" office:value-type="string" office:string-value="BBA">
            <text:p>BBA</text:p>
          </table:table-cell>
          <table:table-cell table:number-columns-repeated="1013"/>
        </table:table-row>
        <table:table-row table:style-name="ro1">
          <table:table-cell table:formula="of:=SUM([Sheet1.A$202:.A$221])" office:value-type="float" office:value="9900170">
            <text:p>9900170</text:p>
          </table:table-cell>
          <table:table-cell table:formula="of:=SUM([Sheet1.B$202:.B$221])" office:value-type="float" office:value="200000">
            <text:p>200000</text:p>
          </table:table-cell>
          <table:table-cell table:formula="of:=[.A9]/[.B9]" office:value-type="float" office:value="49.50085">
            <text:p>49.501</text:p>
          </table:table-cell>
          <table:table-cell table:formula="of:=[Sheet1.D$202]" office:value-type="string" office:string-value="StringCacheKeyGenerator">
            <text:p>StringCacheKeyGenerator</text:p>
          </table:table-cell>
          <table:table-cell table:style-name="ce6" table:formula="of:=([.C8]-[.C9])/[.C9]" office:value-type="percentage" office:value="0.149545007812997">
            <text:p>14.95%</text:p>
          </table:table-cell>
          <table:table-cell table:style-name="ce6" table:formula="of:=([.C7]-[.C9])/[.C9]" office:value-type="percentage" office:value="0.844416004977692">
            <text:p>84.44%</text:p>
          </table:table-cell>
          <table:table-cell table:formula="of:=[Sheet1.$E$202]" office:value-type="boolean" office:boolean-value="true">
            <text:p>TRUE</text:p>
          </table:table-cell>
          <table:table-cell table:formula="of:=[Sheet1.$F$202]" office:value-type="boolean" office:boolean-value="true">
            <text:p>TRUE</text:p>
          </table:table-cell>
          <table:table-cell table:formula="of:=[Sheet1.$G$202]" office:value-type="boolean" office:boolean-value="false">
            <text:p>FALSE</text:p>
          </table:table-cell>
          <table:table-cell/>
          <table:table-cell table:formula="of:=CONCATENATE(IF([.G9];&quot;B&quot;;&quot;A&quot;);IF([.H9];&quot;B&quot;;&quot;A&quot;);IF([.I9];&quot;B&quot;;&quot;A&quot;))" office:value-type="string" office:string-value="BBA">
            <text:p>BBA</text:p>
          </table:table-cell>
          <table:table-cell table:number-columns-repeated="1013"/>
        </table:table-row>
        <table:table-row table:style-name="ro1">
          <table:table-cell table:formula="of:=SUM([Sheet1.A$142:.A$161])" office:value-type="float" office:value="9530388">
            <text:p>9530388</text:p>
          </table:table-cell>
          <table:table-cell table:formula="of:=SUM([Sheet1.B$142:.B$161])" office:value-type="float" office:value="200000">
            <text:p>200000</text:p>
          </table:table-cell>
          <table:table-cell table:formula="of:=[.A10]/[.B10]" office:value-type="float" office:value="47.65194">
            <text:p>47.652</text:p>
          </table:table-cell>
          <table:table-cell table:formula="of:=[Sheet1.D$142]" office:value-type="string" office:string-value="MessageDigestCacheKeyGenerator_&quot;MD5&quot;">
            <text:p>MessageDigestCacheKeyGenerator_"MD5"</text:p>
          </table:table-cell>
          <table:table-cell table:style-name="ce6" table:formula="of:=([.C9]-[.C10])/[.C10]" office:value-type="percentage" office:value="0.0388003090745098">
            <text:p>3.88%</text:p>
          </table:table-cell>
          <table:table-cell table:style-name="ce6" table:formula="of:=([.C7]-[.C10])/[.C10]" office:value-type="percentage" office:value="0.915979916032799">
            <text:p>91.60%</text:p>
          </table:table-cell>
          <table:table-cell table:formula="of:=[Sheet1.$E$142]" office:value-type="boolean" office:boolean-value="true">
            <text:p>TRUE</text:p>
          </table:table-cell>
          <table:table-cell table:formula="of:=[Sheet1.$F$142]" office:value-type="boolean" office:boolean-value="true">
            <text:p>TRUE</text:p>
          </table:table-cell>
          <table:table-cell table:formula="of:=[Sheet1.$G$142]" office:value-type="boolean" office:boolean-value="false">
            <text:p>FALSE</text:p>
          </table:table-cell>
          <table:table-cell/>
          <table:table-cell table:formula="of:=CONCATENATE(IF([.G10];&quot;B&quot;;&quot;A&quot;);IF([.H10];&quot;B&quot;;&quot;A&quot;);IF([.I10];&quot;B&quot;;&quot;A&quot;))" office:value-type="string" office:string-value="BBA">
            <text:p>BBA</text:p>
          </table:table-cell>
          <table:table-cell table:number-columns-repeated="1013"/>
        </table:table-row>
        <table:table-row table:style-name="ro1">
          <table:table-cell table:formula="of:=SUM([Sheet1.A$42:.A$61])" office:value-type="float" office:value="10789429">
            <text:p>10789429</text:p>
          </table:table-cell>
          <table:table-cell table:formula="of:=SUM([Sheet1.B$42:.B$61])" office:value-type="float" office:value="200000">
            <text:p>200000</text:p>
          </table:table-cell>
          <table:table-cell table:formula="of:=[.A11]/[.B11]" office:value-type="float" office:value="53.947145">
            <text:p>53.947</text:p>
          </table:table-cell>
          <table:table-cell table:formula="of:=[Sheet1.D$42]" office:value-type="string" office:string-value="HashCodeCacheKeyGenerator">
            <text:p>HashCodeCacheKeyGenerator</text:p>
          </table:table-cell>
          <table:table-cell table:number-columns-repeated="2"/>
          <table:table-cell table:formula="of:=[Sheet1.$E$42]" office:value-type="boolean" office:boolean-value="true">
            <text:p>TRUE</text:p>
          </table:table-cell>
          <table:table-cell table:formula="of:=[Sheet1.$F$42]" office:value-type="boolean" office:boolean-value="true">
            <text:p>TRUE</text:p>
          </table:table-cell>
          <table:table-cell table:formula="of:=[Sheet1.$G$42]" office:value-type="boolean" office:boolean-value="true">
            <text:p>TRUE</text:p>
          </table:table-cell>
          <table:table-cell/>
          <table:table-cell table:formula="of:=CONCATENATE(IF([.G11];&quot;B&quot;;&quot;A&quot;);IF([.H11];&quot;B&quot;;&quot;A&quot;);IF([.I11];&quot;B&quot;;&quot;A&quot;))" office:value-type="string" office:string-value="BBB">
            <text:p>BBB</text:p>
          </table:table-cell>
          <table:table-cell table:number-columns-repeated="1013"/>
        </table:table-row>
        <table:table-row table:style-name="ro1">
          <table:table-cell table:formula="of:=SUM([Sheet1.A$222:.A$241])" office:value-type="float" office:value="7356706">
            <text:p>7356706</text:p>
          </table:table-cell>
          <table:table-cell table:formula="of:=SUM([Sheet1.B$222:.B$241])" office:value-type="float" office:value="200000">
            <text:p>200000</text:p>
          </table:table-cell>
          <table:table-cell table:formula="of:=[.A12]/[.B12]" office:value-type="float" office:value="36.78353">
            <text:p>36.784</text:p>
          </table:table-cell>
          <table:table-cell table:formula="of:=[Sheet1.D$222]" office:value-type="string" office:string-value="StringCacheKeyGenerator">
            <text:p>StringCacheKeyGenerator</text:p>
          </table:table-cell>
          <table:table-cell table:style-name="ce6" table:formula="of:=([.C11]-[.C12])/[.C12]" office:value-type="percentage" office:value="0.466611415489487">
            <text:p>46.66%</text:p>
          </table:table-cell>
          <table:table-cell table:style-name="ce6"/>
          <table:table-cell table:formula="of:=[Sheet1.$E$222]" office:value-type="boolean" office:boolean-value="true">
            <text:p>TRUE</text:p>
          </table:table-cell>
          <table:table-cell table:formula="of:=[Sheet1.$F$222]" office:value-type="boolean" office:boolean-value="true">
            <text:p>TRUE</text:p>
          </table:table-cell>
          <table:table-cell table:formula="of:=[Sheet1.$G$222]" office:value-type="boolean" office:boolean-value="true">
            <text:p>TRUE</text:p>
          </table:table-cell>
          <table:table-cell/>
          <table:table-cell table:formula="of:=CONCATENATE(IF([.G12];&quot;B&quot;;&quot;A&quot;);IF([.H12];&quot;B&quot;;&quot;A&quot;);IF([.I12];&quot;B&quot;;&quot;A&quot;))" office:value-type="string" office:string-value="BBB">
            <text:p>BBB</text:p>
          </table:table-cell>
          <table:table-cell table:number-columns-repeated="1013"/>
        </table:table-row>
        <table:table-row table:style-name="ro1">
          <table:table-cell table:formula="of:=SUM([Sheet1.A$102:.A$121])" office:value-type="float" office:value="6882813">
            <text:p>6882813</text:p>
          </table:table-cell>
          <table:table-cell table:formula="of:=SUM([Sheet1.B$102:.B$121])" office:value-type="float" office:value="200000">
            <text:p>200000</text:p>
          </table:table-cell>
          <table:table-cell table:formula="of:=[.A13]/[.B13]" office:value-type="float" office:value="34.414065">
            <text:p>34.414</text:p>
          </table:table-cell>
          <table:table-cell table:formula="of:=[Sheet1.D$102]" office:value-type="string" office:string-value="ListCacheKeyGenerator">
            <text:p>ListCacheKeyGenerator</text:p>
          </table:table-cell>
          <table:table-cell table:style-name="ce6" table:formula="of:=([.C12]-[.C13])/[.C13]" office:value-type="percentage" office:value="0.0688516453955671">
            <text:p>6.89%</text:p>
          </table:table-cell>
          <table:table-cell table:style-name="ce6" table:formula="of:=([.C11]-[.C13])/[.C13]" office:value-type="percentage" office:value="0.56759002460186">
            <text:p>56.76%</text:p>
          </table:table-cell>
          <table:table-cell table:formula="of:=[Sheet1.$E$102]" office:value-type="boolean" office:boolean-value="true">
            <text:p>TRUE</text:p>
          </table:table-cell>
          <table:table-cell table:formula="of:=[Sheet1.$F$102]" office:value-type="boolean" office:boolean-value="true">
            <text:p>TRUE</text:p>
          </table:table-cell>
          <table:table-cell table:formula="of:=[Sheet1.$G$102]" office:value-type="boolean" office:boolean-value="true">
            <text:p>TRUE</text:p>
          </table:table-cell>
          <table:table-cell/>
          <table:table-cell table:formula="of:=CONCATENATE(IF([.G13];&quot;B&quot;;&quot;A&quot;);IF([.H13];&quot;B&quot;;&quot;A&quot;);IF([.I13];&quot;B&quot;;&quot;A&quot;))" office:value-type="string" office:string-value="BBB">
            <text:p>BBB</text:p>
          </table:table-cell>
          <table:table-cell table:number-columns-repeated="1013"/>
        </table:table-row>
        <table:table-row table:style-name="ro1">
          <table:table-cell table:formula="of:=SUM([Sheet1.A$162:.A$181])" office:value-type="float" office:value="6713889">
            <text:p>6713889</text:p>
          </table:table-cell>
          <table:table-cell table:formula="of:=SUM([Sheet1.B$162:.B$181])" office:value-type="float" office:value="200000">
            <text:p>200000</text:p>
          </table:table-cell>
          <table:table-cell table:formula="of:=[.A14]/[.B14]" office:value-type="float" office:value="33.569445">
            <text:p>33.569</text:p>
          </table:table-cell>
          <table:table-cell table:formula="of:=[Sheet1.D$162]" office:value-type="string" office:string-value="MessageDigestCacheKeyGenerator_&quot;MD5&quot;">
            <text:p>MessageDigestCacheKeyGenerator_"MD5"</text:p>
          </table:table-cell>
          <table:table-cell table:style-name="ce6" table:formula="of:=([.C13]-[.C14])/[.C14]" office:value-type="percentage" office:value="0.0251603802207632">
            <text:p>2.52%</text:p>
          </table:table-cell>
          <table:table-cell table:style-name="ce6" table:formula="of:=([.C11]-[.C14])/[.C14]" office:value-type="percentage" office:value="0.607031185651118">
            <text:p>60.70%</text:p>
          </table:table-cell>
          <table:table-cell table:formula="of:=[Sheet1.$E$162]" office:value-type="boolean" office:boolean-value="true">
            <text:p>TRUE</text:p>
          </table:table-cell>
          <table:table-cell table:formula="of:=[Sheet1.$F$162]" office:value-type="boolean" office:boolean-value="true">
            <text:p>TRUE</text:p>
          </table:table-cell>
          <table:table-cell table:formula="of:=[Sheet1.$G$162]" office:value-type="boolean" office:boolean-value="true">
            <text:p>TRUE</text:p>
          </table:table-cell>
          <table:table-cell/>
          <table:table-cell table:formula="of:=CONCATENATE(IF([.G14];&quot;B&quot;;&quot;A&quot;);IF([.H14];&quot;B&quot;;&quot;A&quot;);IF([.I14];&quot;B&quot;;&quot;A&quot;))" office:value-type="string" office:string-value="BBB">
            <text:p>BB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AVERAGE([.A3];[.A7];[.A11])" office:value-type="float" office:value="20118709.3333333">
            <text:p>20118709</text:p>
          </table:table-cell>
          <table:table-cell table:style-name="ce3" table:formula="of:=AVERAGE([.B3];[.B7];[.B11])" office:value-type="float" office:value="200000">
            <text:p>200000</text:p>
          </table:table-cell>
          <table:table-cell table:formula="of:=AVERAGE([.C3];[.C7];[.C11])" office:value-type="float" office:value="100.593546666667">
            <text:p>100.594</text:p>
          </table:table-cell>
          <table:table-cell office:value-type="string">
            <text:p>HashCodeCacheKeyGenerator</text:p>
          </table:table-cell>
          <table:table-cell table:number-columns-repeated="1020"/>
        </table:table-row>
        <table:table-row table:style-name="ro1">
          <table:table-cell table:style-name="ce3" table:formula="of:=AVERAGE([.A4];[.A8];[.A12])" office:value-type="float" office:value="12294097.6666667">
            <text:p>12294098</text:p>
          </table:table-cell>
          <table:table-cell table:style-name="ce3" table:formula="of:=AVERAGE([.B4];[.B8];[.B12])" office:value-type="float" office:value="200000">
            <text:p>200000</text:p>
          </table:table-cell>
          <table:table-cell table:formula="of:=AVERAGE([.C4];[.C8];[.C12])" office:value-type="float" office:value="61.4704883333333">
            <text:p>61.470</text:p>
          </table:table-cell>
          <table:table-cell office:value-type="string">
            <text:p>StringCacheKeyGenerator</text:p>
          </table:table-cell>
          <table:table-cell table:formula="of:=AVERAGE([.E4];[.E8];[.E12])" office:value-type="percentage" office:value="0.598818884033615">
            <text:p>59.88%</text:p>
          </table:table-cell>
          <table:table-cell table:number-columns-repeated="1019"/>
        </table:table-row>
        <table:table-row table:style-name="ro1">
          <table:table-cell table:style-name="ce3" table:formula="of:=AVERAGE([.A5];[.A9];[.A13])" office:value-type="float" office:value="11356438.3333333">
            <text:p>11356438</text:p>
          </table:table-cell>
          <table:table-cell table:style-name="ce3" table:formula="of:=AVERAGE([.B5];[.B9];[.B13])" office:value-type="float" office:value="200000">
            <text:p>200000</text:p>
          </table:table-cell>
          <table:table-cell table:formula="of:=AVERAGE([.C5];[.C9];[.C13])" office:value-type="float" office:value="56.7821916666667">
            <text:p>56.782</text:p>
          </table:table-cell>
          <table:table-cell office:value-type="string">
            <text:p>ListCacheKeyGenerator</text:p>
          </table:table-cell>
          <table:table-cell table:formula="of:=AVERAGE([.E5];[.E9];[.E13])" office:value-type="percentage" office:value="0.0893546233531422">
            <text:p>8.94%</text:p>
          </table:table-cell>
          <table:table-cell table:formula="of:=AVERAGE([.F5];[.F9];[.F13])" office:value-type="percentage" office:value="0.741023602024882">
            <text:p>74.10%</text:p>
          </table:table-cell>
          <table:table-cell table:number-columns-repeated="1018"/>
        </table:table-row>
        <table:table-row table:style-name="ro1">
          <table:table-cell table:style-name="ce3" table:formula="of:=AVERAGE([.A6];[.A10];[.A14])" office:value-type="float" office:value="10275426">
            <text:p>10275426</text:p>
          </table:table-cell>
          <table:table-cell table:style-name="ce3" table:formula="of:=AVERAGE([.B6];[.B10];[.B14])" office:value-type="float" office:value="200000">
            <text:p>200000</text:p>
          </table:table-cell>
          <table:table-cell table:formula="of:=AVERAGE([.C6];[.C10];[.C14])" office:value-type="float" office:value="51.37713">
            <text:p>51.377</text:p>
          </table:table-cell>
          <table:table-cell office:value-type="string">
            <text:p>MessageDigestCacheKeyGenerator_"MD5"</text:p>
          </table:table-cell>
          <table:table-cell table:formula="of:=AVERAGE([.E6];[.E10];[.E14])" office:value-type="percentage" office:value="0.0831391575423327">
            <text:p>8.31%</text:p>
          </table:table-cell>
          <table:table-cell table:formula="of:=AVERAGE([.F6];[.F10];[.F14])" office:value-type="percentage" office:value="0.889983375344394">
            <text:p>89.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Configurations Compared</text:p>
          </table:table-cell>
          <table:covered-table-cell table:style-name="ce2"/>
          <table:covered-table-cell table:style-name="ce4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3"/>
        </table:table-row>
        <table:table-row table:style-name="ro1">
          <table:table-cell table:style-name="ce2" office:value-type="string">
            <text:p>Count</text:p>
          </table:table-cell>
          <table:table-cell table:style-name="ce2" office:value-type="string">
            <text:p>Time (ms)</text:p>
          </table:table-cell>
          <table:table-cell table:style-name="ce4" office:value-type="string">
            <text:p>Keys/ms</text:p>
          </table:table-cell>
          <table:table-cell table:style-name="ce2" office:value-type="string">
            <text:p>Generator</text:p>
          </table:table-cell>
          <table:table-cell table:style-name="ce1" office:value-type="string" table:number-columns-spanned="2" table:number-rows-spanned="1">
            <text:p>%slower</text:p>
          </table:table-cell>
          <table:covered-table-cell table:style-name="ce2"/>
          <table:table-cell table:style-name="ce2" office:value-type="string">
            <text:p>Include Method</text:p>
          </table:table-cell>
          <table:table-cell table:style-name="ce2" office:value-type="string">
            <text:p>Include Parameter Types</text:p>
          </table:table-cell>
          <table:table-cell table:style-name="ce2" office:value-type="string">
            <text:p>Use Reflection</text:p>
          </table:table-cell>
          <table:table-cell table:style-name="ce2"/>
          <table:table-cell table:style-name="ce2" office:value-type="string">
            <text:p>Sort</text:p>
          </table:table-cell>
          <table:table-cell table:number-columns-repeated="1013"/>
        </table:table-row>
        <table:table-row table:style-name="ro1">
          <table:table-cell table:formula="of:=SUM([Sheet1.A$2:.A$21])" office:value-type="float" office:value="31306667">
            <text:p>31306667</text:p>
          </table:table-cell>
          <table:table-cell table:formula="of:=SUM([Sheet1.B$2:.B$21])" office:value-type="float" office:value="200000">
            <text:p>200000</text:p>
          </table:table-cell>
          <table:table-cell table:formula="of:=[.A24]/[.B24]" office:value-type="float" office:value="156.533335">
            <text:p>156.533</text:p>
          </table:table-cell>
          <table:table-cell table:formula="of:=[Sheet1.D$2]" office:value-type="string" office:string-value="HashCodeCacheKeyGenerator">
            <text:p>HashCodeCacheKeyGenerator</text:p>
          </table:table-cell>
          <table:table-cell table:number-columns-repeated="2"/>
          <table:table-cell table:formula="of:=[Sheet1.$E$2]" office:value-type="boolean" office:boolean-value="false">
            <text:p>FALSE</text:p>
          </table:table-cell>
          <table:table-cell table:formula="of:=[Sheet1.$F$2]" office:value-type="boolean" office:boolean-value="false">
            <text:p>FALSE</text:p>
          </table:table-cell>
          <table:table-cell table:formula="of:=[Sheet1.$G$2]" office:value-type="boolean" office:boolean-value="false">
            <text:p>FALSE</text:p>
          </table:table-cell>
          <table:table-cell/>
          <table:table-cell table:formula="of:=CONCATENATE(IF([.G24];&quot;B&quot;;&quot;A&quot;);IF([.H24];&quot;B&quot;;&quot;A&quot;);IF([.I24];&quot;B&quot;;&quot;A&quot;))" office:value-type="string" office:string-value="AAA">
            <text:p>AAA</text:p>
          </table:table-cell>
          <table:table-cell table:number-columns-repeated="1013"/>
        </table:table-row>
        <table:table-row table:style-name="ro1">
          <table:table-cell table:formula="of:=SUM([Sheet1.A$22:.A$41])" office:value-type="float" office:value="18260032">
            <text:p>18260032</text:p>
          </table:table-cell>
          <table:table-cell table:formula="of:=SUM([Sheet1.B$22:.B$41])" office:value-type="float" office:value="200000">
            <text:p>200000</text:p>
          </table:table-cell>
          <table:table-cell table:formula="of:=[.A25]/[.B25]" office:value-type="float" office:value="91.30016">
            <text:p>91.300</text:p>
          </table:table-cell>
          <table:table-cell table:formula="of:=[Sheet1.D$22]" office:value-type="string" office:string-value="HashCodeCacheKeyGenerator">
            <text:p>HashCodeCacheKeyGenerator</text:p>
          </table:table-cell>
          <table:table-cell table:style-name="ce6" table:formula="of:=([.C24]-[.C25])/[.C25]" office:value-type="percentage" office:value="0.714491354670134">
            <text:p>71.45%</text:p>
          </table:table-cell>
          <table:table-cell table:style-name="ce6"/>
          <table:table-cell table:formula="of:=[Sheet1.$E$22]" office:value-type="boolean" office:boolean-value="true">
            <text:p>TRUE</text:p>
          </table:table-cell>
          <table:table-cell table:formula="of:=[Sheet1.$F$22]" office:value-type="boolean" office:boolean-value="true">
            <text:p>TRUE</text:p>
          </table:table-cell>
          <table:table-cell table:formula="of:=[Sheet1.$G$22]" office:value-type="boolean" office:boolean-value="false">
            <text:p>FALSE</text:p>
          </table:table-cell>
          <table:table-cell/>
          <table:table-cell table:formula="of:=CONCATENATE(IF([.G25];&quot;B&quot;;&quot;A&quot;);IF([.H25];&quot;B&quot;;&quot;A&quot;);IF([.I25];&quot;B&quot;;&quot;A&quot;))" office:value-type="string" office:string-value="BBA">
            <text:p>BBA</text:p>
          </table:table-cell>
          <table:table-cell table:number-columns-repeated="1013"/>
        </table:table-row>
        <table:table-row table:style-name="ro1">
          <table:table-cell table:formula="of:=SUM([Sheet1.A$42:.A$61])" office:value-type="float" office:value="10789429">
            <text:p>10789429</text:p>
          </table:table-cell>
          <table:table-cell table:formula="of:=SUM([Sheet1.B$42:.B$61])" office:value-type="float" office:value="200000">
            <text:p>200000</text:p>
          </table:table-cell>
          <table:table-cell table:formula="of:=[.A26]/[.B26]" office:value-type="float" office:value="53.947145">
            <text:p>53.947</text:p>
          </table:table-cell>
          <table:table-cell table:formula="of:=[Sheet1.D$42]" office:value-type="string" office:string-value="HashCodeCacheKeyGenerator">
            <text:p>HashCodeCacheKeyGenerator</text:p>
          </table:table-cell>
          <table:table-cell table:style-name="ce6" table:formula="of:=([.C25]-[.C26])/[.C26]" office:value-type="percentage" office:value="0.692400218769687">
            <text:p>69.24%</text:p>
          </table:table-cell>
          <table:table-cell table:style-name="ce6" table:formula="of:=([.C24]-[.C26])/[.C26]" office:value-type="percentage" office:value="1.90160554372247">
            <text:p>190.16%</text:p>
          </table:table-cell>
          <table:table-cell table:formula="of:=[Sheet1.$E$42]" office:value-type="boolean" office:boolean-value="true">
            <text:p>TRUE</text:p>
          </table:table-cell>
          <table:table-cell table:formula="of:=[Sheet1.$F$42]" office:value-type="boolean" office:boolean-value="true">
            <text:p>TRUE</text:p>
          </table:table-cell>
          <table:table-cell table:formula="of:=[Sheet1.$G$42]" office:value-type="boolean" office:boolean-value="true">
            <text:p>TRUE</text:p>
          </table:table-cell>
          <table:table-cell/>
          <table:table-cell table:formula="of:=CONCATENATE(IF([.G26];&quot;B&quot;;&quot;A&quot;);IF([.H26];&quot;B&quot;;&quot;A&quot;);IF([.I26];&quot;B&quot;;&quot;A&quot;))" office:value-type="string" office:string-value="BBB">
            <text:p>BBB</text:p>
          </table:table-cell>
          <table:table-cell table:number-columns-repeated="1013"/>
        </table:table-row>
        <table:table-row table:style-name="ro1">
          <table:table-cell table:formula="of:=SUM([Sheet1.A$62:.A$81])" office:value-type="float" office:value="17286332">
            <text:p>17286332</text:p>
          </table:table-cell>
          <table:table-cell table:formula="of:=SUM([Sheet1.B$62:.B$81])" office:value-type="float" office:value="200000">
            <text:p>200000</text:p>
          </table:table-cell>
          <table:table-cell table:formula="of:=[.A27]/[.B27]" office:value-type="float" office:value="86.43166">
            <text:p>86.432</text:p>
          </table:table-cell>
          <table:table-cell table:formula="of:=[Sheet1.D$62]" office:value-type="string" office:string-value="ListCacheKeyGenerator">
            <text:p>ListCacheKeyGenerator</text:p>
          </table:table-cell>
          <table:table-cell table:style-name="ce6" table:number-columns-repeated="2"/>
          <table:table-cell table:formula="of:=[Sheet1.$E$62]" office:value-type="boolean" office:boolean-value="false">
            <text:p>FALSE</text:p>
          </table:table-cell>
          <table:table-cell table:formula="of:=[Sheet1.$F$62]" office:value-type="boolean" office:boolean-value="false">
            <text:p>FALSE</text:p>
          </table:table-cell>
          <table:table-cell table:formula="of:=[Sheet1.$G$62]" office:value-type="boolean" office:boolean-value="false">
            <text:p>FALSE</text:p>
          </table:table-cell>
          <table:table-cell/>
          <table:table-cell table:formula="of:=CONCATENATE(IF([.G27];&quot;B&quot;;&quot;A&quot;);IF([.H27];&quot;B&quot;;&quot;A&quot;);IF([.I27];&quot;B&quot;;&quot;A&quot;))" office:value-type="string" office:string-value="AAA">
            <text:p>AAA</text:p>
          </table:table-cell>
          <table:table-cell table:number-columns-repeated="1013"/>
        </table:table-row>
        <table:table-row table:style-name="ro1">
          <table:table-cell table:formula="of:=SUM([Sheet1.A$82:.A$101])" office:value-type="float" office:value="11380691">
            <text:p>11380691</text:p>
          </table:table-cell>
          <table:table-cell table:formula="of:=SUM([Sheet1.B$82:.B$101])" office:value-type="float" office:value="200000">
            <text:p>200000</text:p>
          </table:table-cell>
          <table:table-cell table:formula="of:=[.A28]/[.B28]" office:value-type="float" office:value="56.903455">
            <text:p>56.903</text:p>
          </table:table-cell>
          <table:table-cell table:formula="of:=[Sheet1.D$82]" office:value-type="string" office:string-value="ListCacheKeyGenerator">
            <text:p>ListCacheKeyGenerator</text:p>
          </table:table-cell>
          <table:table-cell table:style-name="ce6" table:formula="of:=([.C27]-[.C28])/[.C28]" office:value-type="percentage" office:value="0.518917612296125">
            <text:p>51.89%</text:p>
          </table:table-cell>
          <table:table-cell table:style-name="ce6"/>
          <table:table-cell table:formula="of:=[Sheet1.$E$82]" office:value-type="boolean" office:boolean-value="true">
            <text:p>TRUE</text:p>
          </table:table-cell>
          <table:table-cell table:formula="of:=[Sheet1.$F$82]" office:value-type="boolean" office:boolean-value="true">
            <text:p>TRUE</text:p>
          </table:table-cell>
          <table:table-cell table:formula="of:=[Sheet1.$G$82]" office:value-type="boolean" office:boolean-value="false">
            <text:p>FALSE</text:p>
          </table:table-cell>
          <table:table-cell/>
          <table:table-cell table:formula="of:=CONCATENATE(IF([.G28];&quot;B&quot;;&quot;A&quot;);IF([.H28];&quot;B&quot;;&quot;A&quot;);IF([.I28];&quot;B&quot;;&quot;A&quot;))" office:value-type="string" office:string-value="BBA">
            <text:p>BBA</text:p>
          </table:table-cell>
          <table:table-cell table:number-columns-repeated="1013"/>
        </table:table-row>
        <table:table-row table:style-name="ro1">
          <table:table-cell table:formula="of:=SUM([Sheet1.A$102:.A$121])" office:value-type="float" office:value="6882813">
            <text:p>6882813</text:p>
          </table:table-cell>
          <table:table-cell table:formula="of:=SUM([Sheet1.B$102:.B$121])" office:value-type="float" office:value="200000">
            <text:p>200000</text:p>
          </table:table-cell>
          <table:table-cell table:formula="of:=[.A29]/[.B29]" office:value-type="float" office:value="34.414065">
            <text:p>34.414</text:p>
          </table:table-cell>
          <table:table-cell table:formula="of:=[Sheet1.D$102]" office:value-type="string" office:string-value="ListCacheKeyGenerator">
            <text:p>ListCacheKeyGenerator</text:p>
          </table:table-cell>
          <table:table-cell table:style-name="ce6" table:formula="of:=([.C28]-[.C29])/[.C29]" office:value-type="percentage" office:value="0.653494145489642">
            <text:p>65.35%</text:p>
          </table:table-cell>
          <table:table-cell table:style-name="ce6" table:formula="of:=([.C27]-[.C29])/[.C29]" office:value-type="percentage" office:value="1.51152137941275">
            <text:p>151.15%</text:p>
          </table:table-cell>
          <table:table-cell table:formula="of:=[Sheet1.$E$102]" office:value-type="boolean" office:boolean-value="true">
            <text:p>TRUE</text:p>
          </table:table-cell>
          <table:table-cell table:formula="of:=[Sheet1.$F$102]" office:value-type="boolean" office:boolean-value="true">
            <text:p>TRUE</text:p>
          </table:table-cell>
          <table:table-cell table:formula="of:=[Sheet1.$G$102]" office:value-type="boolean" office:boolean-value="true">
            <text:p>TRUE</text:p>
          </table:table-cell>
          <table:table-cell/>
          <table:table-cell table:formula="of:=CONCATENATE(IF([.G29];&quot;B&quot;;&quot;A&quot;);IF([.H29];&quot;B&quot;;&quot;A&quot;);IF([.I29];&quot;B&quot;;&quot;A&quot;))" office:value-type="string" office:string-value="BBB">
            <text:p>BBB</text:p>
          </table:table-cell>
          <table:table-cell table:number-columns-repeated="1013"/>
        </table:table-row>
        <table:table-row table:style-name="ro1">
          <table:table-cell table:formula="of:=SUM([Sheet1.A$122:.A$141])" office:value-type="float" office:value="14582001">
            <text:p>14582001</text:p>
          </table:table-cell>
          <table:table-cell table:formula="of:=SUM([Sheet1.B$122:.B$141])" office:value-type="float" office:value="200000">
            <text:p>200000</text:p>
          </table:table-cell>
          <table:table-cell table:formula="of:=[.A30]/[.B30]" office:value-type="float" office:value="72.910005">
            <text:p>72.910</text:p>
          </table:table-cell>
          <table:table-cell table:formula="of:=[Sheet1.D$122]" office:value-type="string" office:string-value="MessageDigestCacheKeyGenerator_&quot;MD5&quot;">
            <text:p>MessageDigestCacheKeyGenerator_"MD5"</text:p>
          </table:table-cell>
          <table:table-cell table:style-name="ce6" table:number-columns-repeated="2"/>
          <table:table-cell table:formula="of:=[Sheet1.$E$122]" office:value-type="boolean" office:boolean-value="false">
            <text:p>FALSE</text:p>
          </table:table-cell>
          <table:table-cell table:formula="of:=[Sheet1.$F$122]" office:value-type="boolean" office:boolean-value="false">
            <text:p>FALSE</text:p>
          </table:table-cell>
          <table:table-cell table:formula="of:=[Sheet1.$G$122]" office:value-type="boolean" office:boolean-value="false">
            <text:p>FALSE</text:p>
          </table:table-cell>
          <table:table-cell/>
          <table:table-cell table:formula="of:=CONCATENATE(IF([.G30];&quot;B&quot;;&quot;A&quot;);IF([.H30];&quot;B&quot;;&quot;A&quot;);IF([.I30];&quot;B&quot;;&quot;A&quot;))" office:value-type="string" office:string-value="AAA">
            <text:p>AAA</text:p>
          </table:table-cell>
          <table:table-cell table:number-columns-repeated="1013"/>
        </table:table-row>
        <table:table-row table:style-name="ro1">
          <table:table-cell table:formula="of:=SUM([Sheet1.A$142:.A$161])" office:value-type="float" office:value="9530388">
            <text:p>9530388</text:p>
          </table:table-cell>
          <table:table-cell table:formula="of:=SUM([Sheet1.B$142:.B$161])" office:value-type="float" office:value="200000">
            <text:p>200000</text:p>
          </table:table-cell>
          <table:table-cell table:formula="of:=[.A31]/[.B31]" office:value-type="float" office:value="47.65194">
            <text:p>47.652</text:p>
          </table:table-cell>
          <table:table-cell table:formula="of:=[Sheet1.D$142]" office:value-type="string" office:string-value="MessageDigestCacheKeyGenerator_&quot;MD5&quot;">
            <text:p>MessageDigestCacheKeyGenerator_"MD5"</text:p>
          </table:table-cell>
          <table:table-cell table:style-name="ce6" table:formula="of:=([.C30]-[.C31])/[.C31]" office:value-type="percentage" office:value="0.530053236027746">
            <text:p>53.01%</text:p>
          </table:table-cell>
          <table:table-cell table:style-name="ce6"/>
          <table:table-cell table:formula="of:=[Sheet1.$E$142]" office:value-type="boolean" office:boolean-value="true">
            <text:p>TRUE</text:p>
          </table:table-cell>
          <table:table-cell table:formula="of:=[Sheet1.$F$142]" office:value-type="boolean" office:boolean-value="true">
            <text:p>TRUE</text:p>
          </table:table-cell>
          <table:table-cell table:formula="of:=[Sheet1.$G$142]" office:value-type="boolean" office:boolean-value="false">
            <text:p>FALSE</text:p>
          </table:table-cell>
          <table:table-cell/>
          <table:table-cell table:formula="of:=CONCATENATE(IF([.G31];&quot;B&quot;;&quot;A&quot;);IF([.H31];&quot;B&quot;;&quot;A&quot;);IF([.I31];&quot;B&quot;;&quot;A&quot;))" office:value-type="string" office:string-value="BBA">
            <text:p>BBA</text:p>
          </table:table-cell>
          <table:table-cell table:number-columns-repeated="1013"/>
        </table:table-row>
        <table:table-row table:style-name="ro1">
          <table:table-cell table:formula="of:=SUM([Sheet1.A$162:.A$181])" office:value-type="float" office:value="6713889">
            <text:p>6713889</text:p>
          </table:table-cell>
          <table:table-cell table:formula="of:=SUM([Sheet1.B$162:.B$181])" office:value-type="float" office:value="200000">
            <text:p>200000</text:p>
          </table:table-cell>
          <table:table-cell table:formula="of:=[.A32]/[.B32]" office:value-type="float" office:value="33.569445">
            <text:p>33.569</text:p>
          </table:table-cell>
          <table:table-cell table:formula="of:=[Sheet1.D$162]" office:value-type="string" office:string-value="MessageDigestCacheKeyGenerator_&quot;MD5&quot;">
            <text:p>MessageDigestCacheKeyGenerator_"MD5"</text:p>
          </table:table-cell>
          <table:table-cell table:style-name="ce6" table:formula="of:=([.C31]-[.C32])/[.C32]" office:value-type="percentage" office:value="0.41950336086879">
            <text:p>41.95%</text:p>
          </table:table-cell>
          <table:table-cell table:style-name="ce6" table:formula="of:=([.C30]-[.C32])/[.C32]" office:value-type="percentage" office:value="1.17191571084955">
            <text:p>117.19%</text:p>
          </table:table-cell>
          <table:table-cell table:formula="of:=[Sheet1.$E$162]" office:value-type="boolean" office:boolean-value="true">
            <text:p>TRUE</text:p>
          </table:table-cell>
          <table:table-cell table:formula="of:=[Sheet1.$F$162]" office:value-type="boolean" office:boolean-value="true">
            <text:p>TRUE</text:p>
          </table:table-cell>
          <table:table-cell table:formula="of:=[Sheet1.$G$162]" office:value-type="boolean" office:boolean-value="true">
            <text:p>TRUE</text:p>
          </table:table-cell>
          <table:table-cell/>
          <table:table-cell table:formula="of:=CONCATENATE(IF([.G32];&quot;B&quot;;&quot;A&quot;);IF([.H32];&quot;B&quot;;&quot;A&quot;);IF([.I32];&quot;B&quot;;&quot;A&quot;))" office:value-type="string" office:string-value="BBB">
            <text:p>BBB</text:p>
          </table:table-cell>
          <table:table-cell table:number-columns-repeated="1013"/>
        </table:table-row>
        <table:table-row table:style-name="ro1">
          <table:table-cell table:formula="of:=SUM([Sheet1.A$182:.A$201])" office:value-type="float" office:value="18144896">
            <text:p>18144896</text:p>
          </table:table-cell>
          <table:table-cell table:formula="of:=SUM([Sheet1.B$182:.B$201])" office:value-type="float" office:value="200000">
            <text:p>200000</text:p>
          </table:table-cell>
          <table:table-cell table:formula="of:=[.A33]/[.B33]" office:value-type="float" office:value="90.72448">
            <text:p>90.724</text:p>
          </table:table-cell>
          <table:table-cell table:formula="of:=[Sheet1.D$182]" office:value-type="string" office:string-value="StringCacheKeyGenerator">
            <text:p>StringCacheKeyGenerator</text:p>
          </table:table-cell>
          <table:table-cell table:style-name="ce6" table:number-columns-repeated="2"/>
          <table:table-cell table:formula="of:=[Sheet1.$E$182]" office:value-type="boolean" office:boolean-value="false">
            <text:p>FALSE</text:p>
          </table:table-cell>
          <table:table-cell table:formula="of:=[Sheet1.$F$182]" office:value-type="boolean" office:boolean-value="false">
            <text:p>FALSE</text:p>
          </table:table-cell>
          <table:table-cell table:formula="of:=[Sheet1.$G$182]" office:value-type="boolean" office:boolean-value="false">
            <text:p>FALSE</text:p>
          </table:table-cell>
          <table:table-cell/>
          <table:table-cell table:formula="of:=CONCATENATE(IF([.G33];&quot;B&quot;;&quot;A&quot;);IF([.H33];&quot;B&quot;;&quot;A&quot;);IF([.I33];&quot;B&quot;;&quot;A&quot;))" office:value-type="string" office:string-value="AAA">
            <text:p>AAA</text:p>
          </table:table-cell>
          <table:table-cell table:number-columns-repeated="1013"/>
        </table:table-row>
        <table:table-row table:style-name="ro1">
          <table:table-cell table:formula="of:=SUM([Sheet1.A$202:.A$221])" office:value-type="float" office:value="9900170">
            <text:p>9900170</text:p>
          </table:table-cell>
          <table:table-cell table:formula="of:=SUM([Sheet1.B$202:.B$221])" office:value-type="float" office:value="200000">
            <text:p>200000</text:p>
          </table:table-cell>
          <table:table-cell table:formula="of:=[.A34]/[.B34]" office:value-type="float" office:value="49.50085">
            <text:p>49.501</text:p>
          </table:table-cell>
          <table:table-cell table:formula="of:=[Sheet1.D$202]" office:value-type="string" office:string-value="StringCacheKeyGenerator">
            <text:p>StringCacheKeyGenerator</text:p>
          </table:table-cell>
          <table:table-cell table:style-name="ce6" table:formula="of:=([.C33]-[.C34])/[.C34]" office:value-type="percentage" office:value="0.8327863056897">
            <text:p>83.28%</text:p>
          </table:table-cell>
          <table:table-cell table:style-name="ce6"/>
          <table:table-cell table:formula="of:=[Sheet1.$E$202]" office:value-type="boolean" office:boolean-value="true">
            <text:p>TRUE</text:p>
          </table:table-cell>
          <table:table-cell table:formula="of:=[Sheet1.$F$202]" office:value-type="boolean" office:boolean-value="true">
            <text:p>TRUE</text:p>
          </table:table-cell>
          <table:table-cell table:formula="of:=[Sheet1.$G$202]" office:value-type="boolean" office:boolean-value="false">
            <text:p>FALSE</text:p>
          </table:table-cell>
          <table:table-cell/>
          <table:table-cell table:formula="of:=CONCATENATE(IF([.G34];&quot;B&quot;;&quot;A&quot;);IF([.H34];&quot;B&quot;;&quot;A&quot;);IF([.I34];&quot;B&quot;;&quot;A&quot;))" office:value-type="string" office:string-value="BBA">
            <text:p>BBA</text:p>
          </table:table-cell>
          <table:table-cell table:number-columns-repeated="1013"/>
        </table:table-row>
        <table:table-row table:style-name="ro1">
          <table:table-cell table:formula="of:=SUM([Sheet1.A$222:.A$241])" office:value-type="float" office:value="7356706">
            <text:p>7356706</text:p>
          </table:table-cell>
          <table:table-cell table:formula="of:=SUM([Sheet1.B$222:.B$241])" office:value-type="float" office:value="200000">
            <text:p>200000</text:p>
          </table:table-cell>
          <table:table-cell table:formula="of:=[.A35]/[.B35]" office:value-type="float" office:value="36.78353">
            <text:p>36.784</text:p>
          </table:table-cell>
          <table:table-cell table:formula="of:=[Sheet1.D$222]" office:value-type="string" office:string-value="StringCacheKeyGenerator">
            <text:p>StringCacheKeyGenerator</text:p>
          </table:table-cell>
          <table:table-cell table:style-name="ce6" table:formula="of:=([.C34]-[.C35])/[.C35]" office:value-type="percentage" office:value="0.345734082617954">
            <text:p>34.57%</text:p>
          </table:table-cell>
          <table:table-cell table:style-name="ce6" table:formula="of:=([.C33]-[.C35])/[.C35]" office:value-type="percentage" office:value="1.46644299772208">
            <text:p>146.64%</text:p>
          </table:table-cell>
          <table:table-cell table:formula="of:=[Sheet1.$E$222]" office:value-type="boolean" office:boolean-value="true">
            <text:p>TRUE</text:p>
          </table:table-cell>
          <table:table-cell table:formula="of:=[Sheet1.$F$222]" office:value-type="boolean" office:boolean-value="true">
            <text:p>TRUE</text:p>
          </table:table-cell>
          <table:table-cell table:formula="of:=[Sheet1.$G$222]" office:value-type="boolean" office:boolean-value="true">
            <text:p>TRUE</text:p>
          </table:table-cell>
          <table:table-cell/>
          <table:table-cell table:formula="of:=CONCATENATE(IF([.G35];&quot;B&quot;;&quot;A&quot;);IF([.H35];&quot;B&quot;;&quot;A&quot;);IF([.I35];&quot;B&quot;;&quot;A&quot;))" office:value-type="string" office:string-value="BBB">
            <text:p>BBB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3" table:formula="of:=AVERAGE([.A24];[.A27];[.A30];[.A33])" office:value-type="float" office:value="20329974">
            <text:p>20329974</text:p>
          </table:table-cell>
          <table:table-cell table:style-name="ce3" table:formula="of:=AVERAGE([.B24];[.B27];[.B30];[.B33])" office:value-type="float" office:value="200000">
            <text:p>200000</text:p>
          </table:table-cell>
          <table:table-cell table:formula="of:=AVERAGE([.C24];[.C27];[.C30];[.C33])" office:value-type="float" office:value="101.64987">
            <text:p>101.650</text:p>
          </table:table-cell>
          <table:table-cell table:number-columns-repeated="3"/>
          <table:table-cell table:style-name="ce7" office:value-type="boolean" office:boolean-value="false">
            <text:p>FALSE</text:p>
          </table:table-cell>
          <table:table-cell table:style-name="ce7" office:value-type="boolean" office:boolean-value="false">
            <text:p>FALSE</text:p>
          </table:table-cell>
          <table:table-cell table:style-name="ce7" office:value-type="boolean" office:boolean-value="false">
            <text:p>FALSE</text:p>
          </table:table-cell>
          <table:table-cell table:number-columns-repeated="1015"/>
        </table:table-row>
        <table:table-row table:style-name="ro1">
          <table:table-cell table:style-name="ce3" table:formula="of:=AVERAGE([.A25];[.A28];[.A31];[.A34])" office:value-type="float" office:value="12267820.25">
            <text:p>12267820</text:p>
          </table:table-cell>
          <table:table-cell table:style-name="ce3" table:formula="of:=AVERAGE([.B25];[.B28];[.B31];[.B34])" office:value-type="float" office:value="200000">
            <text:p>200000</text:p>
          </table:table-cell>
          <table:table-cell table:formula="of:=AVERAGE([.C25];[.C28];[.C31];[.C34])" office:value-type="float" office:value="61.33910125">
            <text:p>61.339</text:p>
          </table:table-cell>
          <table:table-cell/>
          <table:table-cell table:formula="of:=AVERAGE([.E25];[.E28];[.E31];[.E34])" office:value-type="percentage" office:value="0.649062127170926">
            <text:p>64.91%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7" office:value-type="boolean" office:boolean-value="true">
            <text:p>TRUE</text:p>
          </table:table-cell>
          <table:table-cell table:style-name="ce7" office:value-type="boolean" office:boolean-value="false">
            <text:p>FALSE</text:p>
          </table:table-cell>
          <table:table-cell table:number-columns-repeated="1015"/>
        </table:table-row>
        <table:table-row table:style-name="ro1">
          <table:table-cell table:style-name="ce3" table:formula="of:=AVERAGE([.A26];[.A29];[.A32];[.A35])" office:value-type="float" office:value="7935709.25">
            <text:p>7935709</text:p>
          </table:table-cell>
          <table:table-cell table:style-name="ce3" table:formula="of:=AVERAGE([.B26];[.B29];[.B32];[.B35])" office:value-type="float" office:value="200000">
            <text:p>200000</text:p>
          </table:table-cell>
          <table:table-cell table:formula="of:=AVERAGE([.C26];[.C29];[.C32];[.C35])" office:value-type="float" office:value="39.67854625">
            <text:p>39.679</text:p>
          </table:table-cell>
          <table:table-cell/>
          <table:table-cell table:formula="of:=AVERAGE([.E26];[.E29];[.E32];[.E35])" office:value-type="percentage" office:value="0.527782951936518">
            <text:p>52.78%</text:p>
          </table:table-cell>
          <table:table-cell table:formula="of:=AVERAGE([.F26];[.F29];[.F32];[.F35])" office:value-type="percentage" office:value="1.51287140792671">
            <text:p>151.29%</text:p>
          </table:table-cell>
          <table:table-cell table:style-name="ce7" office:value-type="boolean" office:boolean-value="true">
            <text:p>TRUE</text:p>
          </table:table-cell>
          <table:table-cell table:style-name="ce7" office:value-type="boolean" office:boolean-value="true">
            <text:p>TRUE</text:p>
          </table:table-cell>
          <table:table-cell table:style-name="ce7" office:value-type="boolean" office:boolean-value="true">
            <text:p>TRUE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0" table:number-columns-repeated="1016" table:default-cell-style-name="Default"/>
        <table:table-row table:style-name="ro1">
          <table:table-cell table:style-name="ce2" office:value-type="string">
            <text:p>Count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Keys/ms</text:p>
          </table:table-cell>
          <table:table-cell table:style-name="ce2" office:value-type="string">
            <text:p>Generator</text:p>
          </table:table-cell>
          <table:table-cell table:style-name="ce2" office:value-type="string">
            <text:p>Include Method</text:p>
          </table:table-cell>
          <table:table-cell table:style-name="ce2" office:value-type="string">
            <text:p>Include Parameter Types</text:p>
          </table:table-cell>
          <table:table-cell table:style-name="ce2" office:value-type="string">
            <text:p>Use Reflection</text:p>
          </table:table-cell>
          <table:table-cell table:style-name="ce2"/>
          <table:table-cell table:style-name="ce2" office:value-type="string">
            <text:p>Sort</text:p>
          </table:table-cell>
          <table:table-cell table:style-name="ce2" table:number-columns-repeated="1015"/>
        </table:table-row>
        <table:table-row table:style-name="ro1">
          <table:table-cell office:value-type="float" office:value="1575791">
            <text:p>1575791</text:p>
          </table:table-cell>
          <table:table-cell office:value-type="float" office:value="10000">
            <text:p>10000</text:p>
          </table:table-cell>
          <table:table-cell office:value-type="float" office:value="157.5791">
            <text:p>157.5791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2];&quot;B&quot;;&quot;A&quot;);IF([.F2];&quot;B&quot;;&quot;A&quot;);IF([.G2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70464">
            <text:p>1570464</text:p>
          </table:table-cell>
          <table:table-cell office:value-type="float" office:value="10000">
            <text:p>10000</text:p>
          </table:table-cell>
          <table:table-cell office:value-type="float" office:value="157.0464">
            <text:p>157.0464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3];&quot;B&quot;;&quot;A&quot;);IF([.F3];&quot;B&quot;;&quot;A&quot;);IF([.G3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9603">
            <text:p>1569603</text:p>
          </table:table-cell>
          <table:table-cell office:value-type="float" office:value="10000">
            <text:p>10000</text:p>
          </table:table-cell>
          <table:table-cell office:value-type="float" office:value="156.9603">
            <text:p>156.9603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4];&quot;B&quot;;&quot;A&quot;);IF([.F4];&quot;B&quot;;&quot;A&quot;);IF([.G4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9246">
            <text:p>1569246</text:p>
          </table:table-cell>
          <table:table-cell office:value-type="float" office:value="10000">
            <text:p>10000</text:p>
          </table:table-cell>
          <table:table-cell office:value-type="float" office:value="156.9246">
            <text:p>156.9246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5];&quot;B&quot;;&quot;A&quot;);IF([.F5];&quot;B&quot;;&quot;A&quot;);IF([.G5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7293">
            <text:p>1567293</text:p>
          </table:table-cell>
          <table:table-cell office:value-type="float" office:value="10000">
            <text:p>10000</text:p>
          </table:table-cell>
          <table:table-cell office:value-type="float" office:value="156.7293">
            <text:p>156.7293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];&quot;B&quot;;&quot;A&quot;);IF([.F6];&quot;B&quot;;&quot;A&quot;);IF([.G6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7153">
            <text:p>1567153</text:p>
          </table:table-cell>
          <table:table-cell office:value-type="float" office:value="10000">
            <text:p>10000</text:p>
          </table:table-cell>
          <table:table-cell office:value-type="float" office:value="156.7153">
            <text:p>156.7153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];&quot;B&quot;;&quot;A&quot;);IF([.F7];&quot;B&quot;;&quot;A&quot;);IF([.G7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6712">
            <text:p>1566712</text:p>
          </table:table-cell>
          <table:table-cell office:value-type="float" office:value="10000">
            <text:p>10000</text:p>
          </table:table-cell>
          <table:table-cell office:value-type="float" office:value="156.6712">
            <text:p>156.6712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8];&quot;B&quot;;&quot;A&quot;);IF([.F8];&quot;B&quot;;&quot;A&quot;);IF([.G8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5977">
            <text:p>1565977</text:p>
          </table:table-cell>
          <table:table-cell office:value-type="float" office:value="10000">
            <text:p>10000</text:p>
          </table:table-cell>
          <table:table-cell office:value-type="float" office:value="156.5977">
            <text:p>156.5977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9];&quot;B&quot;;&quot;A&quot;);IF([.F9];&quot;B&quot;;&quot;A&quot;);IF([.G9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5655">
            <text:p>1565655</text:p>
          </table:table-cell>
          <table:table-cell office:value-type="float" office:value="10000">
            <text:p>10000</text:p>
          </table:table-cell>
          <table:table-cell office:value-type="float" office:value="156.5655">
            <text:p>156.5655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0];&quot;B&quot;;&quot;A&quot;);IF([.F10];&quot;B&quot;;&quot;A&quot;);IF([.G10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4584">
            <text:p>1564584</text:p>
          </table:table-cell>
          <table:table-cell office:value-type="float" office:value="10000">
            <text:p>10000</text:p>
          </table:table-cell>
          <table:table-cell office:value-type="float" office:value="156.4584">
            <text:p>156.4584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1];&quot;B&quot;;&quot;A&quot;);IF([.F11];&quot;B&quot;;&quot;A&quot;);IF([.G11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3779">
            <text:p>1563779</text:p>
          </table:table-cell>
          <table:table-cell office:value-type="float" office:value="10000">
            <text:p>10000</text:p>
          </table:table-cell>
          <table:table-cell office:value-type="float" office:value="156.3779">
            <text:p>156.3779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];&quot;B&quot;;&quot;A&quot;);IF([.F12];&quot;B&quot;;&quot;A&quot;);IF([.G12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3499">
            <text:p>1563499</text:p>
          </table:table-cell>
          <table:table-cell office:value-type="float" office:value="10000">
            <text:p>10000</text:p>
          </table:table-cell>
          <table:table-cell office:value-type="float" office:value="156.3499">
            <text:p>156.3499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];&quot;B&quot;;&quot;A&quot;);IF([.F13];&quot;B&quot;;&quot;A&quot;);IF([.G13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3177">
            <text:p>1563177</text:p>
          </table:table-cell>
          <table:table-cell office:value-type="float" office:value="10000">
            <text:p>10000</text:p>
          </table:table-cell>
          <table:table-cell office:value-type="float" office:value="156.3177">
            <text:p>156.3177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4];&quot;B&quot;;&quot;A&quot;);IF([.F14];&quot;B&quot;;&quot;A&quot;);IF([.G14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3128">
            <text:p>1563128</text:p>
          </table:table-cell>
          <table:table-cell office:value-type="float" office:value="10000">
            <text:p>10000</text:p>
          </table:table-cell>
          <table:table-cell office:value-type="float" office:value="156.3128">
            <text:p>156.3128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5];&quot;B&quot;;&quot;A&quot;);IF([.F15];&quot;B&quot;;&quot;A&quot;);IF([.G15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2582">
            <text:p>1562582</text:p>
          </table:table-cell>
          <table:table-cell office:value-type="float" office:value="10000">
            <text:p>10000</text:p>
          </table:table-cell>
          <table:table-cell office:value-type="float" office:value="156.2582">
            <text:p>156.2582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6];&quot;B&quot;;&quot;A&quot;);IF([.F16];&quot;B&quot;;&quot;A&quot;);IF([.G16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2561">
            <text:p>1562561</text:p>
          </table:table-cell>
          <table:table-cell office:value-type="float" office:value="10000">
            <text:p>10000</text:p>
          </table:table-cell>
          <table:table-cell office:value-type="float" office:value="156.2561">
            <text:p>156.2561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7];&quot;B&quot;;&quot;A&quot;);IF([.F17];&quot;B&quot;;&quot;A&quot;);IF([.G17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2218">
            <text:p>1562218</text:p>
          </table:table-cell>
          <table:table-cell office:value-type="float" office:value="10000">
            <text:p>10000</text:p>
          </table:table-cell>
          <table:table-cell office:value-type="float" office:value="156.2218">
            <text:p>156.2218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];&quot;B&quot;;&quot;A&quot;);IF([.F18];&quot;B&quot;;&quot;A&quot;);IF([.G18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1651">
            <text:p>1561651</text:p>
          </table:table-cell>
          <table:table-cell office:value-type="float" office:value="10000">
            <text:p>10000</text:p>
          </table:table-cell>
          <table:table-cell office:value-type="float" office:value="156.1651">
            <text:p>156.1651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];&quot;B&quot;;&quot;A&quot;);IF([.F19];&quot;B&quot;;&quot;A&quot;);IF([.G19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1420">
            <text:p>1561420</text:p>
          </table:table-cell>
          <table:table-cell office:value-type="float" office:value="10000">
            <text:p>10000</text:p>
          </table:table-cell>
          <table:table-cell office:value-type="float" office:value="156.142">
            <text:p>156.142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20];&quot;B&quot;;&quot;A&quot;);IF([.F20];&quot;B&quot;;&quot;A&quot;);IF([.G20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1560174">
            <text:p>1560174</text:p>
          </table:table-cell>
          <table:table-cell office:value-type="float" office:value="10000">
            <text:p>10000</text:p>
          </table:table-cell>
          <table:table-cell office:value-type="float" office:value="156.0174">
            <text:p>156.0174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21];&quot;B&quot;;&quot;A&quot;);IF([.F21];&quot;B&quot;;&quot;A&quot;);IF([.G21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20143">
            <text:p>920143</text:p>
          </table:table-cell>
          <table:table-cell office:value-type="float" office:value="10000">
            <text:p>10000</text:p>
          </table:table-cell>
          <table:table-cell office:value-type="float" office:value="92.0143">
            <text:p>92.0143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2];&quot;B&quot;;&quot;A&quot;);IF([.F22];&quot;B&quot;;&quot;A&quot;);IF([.G22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9800">
            <text:p>919800</text:p>
          </table:table-cell>
          <table:table-cell office:value-type="float" office:value="10000">
            <text:p>10000</text:p>
          </table:table-cell>
          <table:table-cell office:value-type="float" office:value="91.98">
            <text:p>91.98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3];&quot;B&quot;;&quot;A&quot;);IF([.F23];&quot;B&quot;;&quot;A&quot;);IF([.G23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4501">
            <text:p>914501</text:p>
          </table:table-cell>
          <table:table-cell office:value-type="float" office:value="10000">
            <text:p>10000</text:p>
          </table:table-cell>
          <table:table-cell office:value-type="float" office:value="91.4501">
            <text:p>91.4501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4];&quot;B&quot;;&quot;A&quot;);IF([.F24];&quot;B&quot;;&quot;A&quot;);IF([.G24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4144">
            <text:p>914144</text:p>
          </table:table-cell>
          <table:table-cell office:value-type="float" office:value="10000">
            <text:p>10000</text:p>
          </table:table-cell>
          <table:table-cell office:value-type="float" office:value="91.4144">
            <text:p>91.4144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5];&quot;B&quot;;&quot;A&quot;);IF([.F25];&quot;B&quot;;&quot;A&quot;);IF([.G25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4067">
            <text:p>914067</text:p>
          </table:table-cell>
          <table:table-cell office:value-type="float" office:value="10000">
            <text:p>10000</text:p>
          </table:table-cell>
          <table:table-cell office:value-type="float" office:value="91.4067">
            <text:p>91.4067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6];&quot;B&quot;;&quot;A&quot;);IF([.F26];&quot;B&quot;;&quot;A&quot;);IF([.G26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4039">
            <text:p>914039</text:p>
          </table:table-cell>
          <table:table-cell office:value-type="float" office:value="10000">
            <text:p>10000</text:p>
          </table:table-cell>
          <table:table-cell office:value-type="float" office:value="91.4039">
            <text:p>91.4039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7];&quot;B&quot;;&quot;A&quot;);IF([.F27];&quot;B&quot;;&quot;A&quot;);IF([.G27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3906">
            <text:p>913906</text:p>
          </table:table-cell>
          <table:table-cell office:value-type="float" office:value="10000">
            <text:p>10000</text:p>
          </table:table-cell>
          <table:table-cell office:value-type="float" office:value="91.3906">
            <text:p>91.3906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8];&quot;B&quot;;&quot;A&quot;);IF([.F28];&quot;B&quot;;&quot;A&quot;);IF([.G28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3850">
            <text:p>913850</text:p>
          </table:table-cell>
          <table:table-cell office:value-type="float" office:value="10000">
            <text:p>10000</text:p>
          </table:table-cell>
          <table:table-cell office:value-type="float" office:value="91.385">
            <text:p>91.385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9];&quot;B&quot;;&quot;A&quot;);IF([.F29];&quot;B&quot;;&quot;A&quot;);IF([.G29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3360">
            <text:p>913360</text:p>
          </table:table-cell>
          <table:table-cell office:value-type="float" office:value="10000">
            <text:p>10000</text:p>
          </table:table-cell>
          <table:table-cell office:value-type="float" office:value="91.336">
            <text:p>91.336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0];&quot;B&quot;;&quot;A&quot;);IF([.F30];&quot;B&quot;;&quot;A&quot;);IF([.G30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3276">
            <text:p>913276</text:p>
          </table:table-cell>
          <table:table-cell office:value-type="float" office:value="10000">
            <text:p>10000</text:p>
          </table:table-cell>
          <table:table-cell office:value-type="float" office:value="91.3276">
            <text:p>91.3276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1];&quot;B&quot;;&quot;A&quot;);IF([.F31];&quot;B&quot;;&quot;A&quot;);IF([.G31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3143">
            <text:p>913143</text:p>
          </table:table-cell>
          <table:table-cell office:value-type="float" office:value="10000">
            <text:p>10000</text:p>
          </table:table-cell>
          <table:table-cell office:value-type="float" office:value="91.3143">
            <text:p>91.3143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2];&quot;B&quot;;&quot;A&quot;);IF([.F32];&quot;B&quot;;&quot;A&quot;);IF([.G32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3073">
            <text:p>913073</text:p>
          </table:table-cell>
          <table:table-cell office:value-type="float" office:value="10000">
            <text:p>10000</text:p>
          </table:table-cell>
          <table:table-cell office:value-type="float" office:value="91.3073">
            <text:p>91.3073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3];&quot;B&quot;;&quot;A&quot;);IF([.F33];&quot;B&quot;;&quot;A&quot;);IF([.G33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2625">
            <text:p>912625</text:p>
          </table:table-cell>
          <table:table-cell office:value-type="float" office:value="10000">
            <text:p>10000</text:p>
          </table:table-cell>
          <table:table-cell office:value-type="float" office:value="91.2625">
            <text:p>91.2625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4];&quot;B&quot;;&quot;A&quot;);IF([.F34];&quot;B&quot;;&quot;A&quot;);IF([.G34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2576">
            <text:p>912576</text:p>
          </table:table-cell>
          <table:table-cell office:value-type="float" office:value="10000">
            <text:p>10000</text:p>
          </table:table-cell>
          <table:table-cell office:value-type="float" office:value="91.2576">
            <text:p>91.2576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5];&quot;B&quot;;&quot;A&quot;);IF([.F35];&quot;B&quot;;&quot;A&quot;);IF([.G35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2233">
            <text:p>912233</text:p>
          </table:table-cell>
          <table:table-cell office:value-type="float" office:value="10000">
            <text:p>10000</text:p>
          </table:table-cell>
          <table:table-cell office:value-type="float" office:value="91.2233">
            <text:p>91.2233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6];&quot;B&quot;;&quot;A&quot;);IF([.F36];&quot;B&quot;;&quot;A&quot;);IF([.G36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1470">
            <text:p>911470</text:p>
          </table:table-cell>
          <table:table-cell office:value-type="float" office:value="10000">
            <text:p>10000</text:p>
          </table:table-cell>
          <table:table-cell office:value-type="float" office:value="91.147">
            <text:p>91.147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7];&quot;B&quot;;&quot;A&quot;);IF([.F37];&quot;B&quot;;&quot;A&quot;);IF([.G37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1456">
            <text:p>911456</text:p>
          </table:table-cell>
          <table:table-cell office:value-type="float" office:value="10000">
            <text:p>10000</text:p>
          </table:table-cell>
          <table:table-cell office:value-type="float" office:value="91.1456">
            <text:p>91.1456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8];&quot;B&quot;;&quot;A&quot;);IF([.F38];&quot;B&quot;;&quot;A&quot;);IF([.G38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10483">
            <text:p>910483</text:p>
          </table:table-cell>
          <table:table-cell office:value-type="float" office:value="10000">
            <text:p>10000</text:p>
          </table:table-cell>
          <table:table-cell office:value-type="float" office:value="91.0483">
            <text:p>91.0483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39];&quot;B&quot;;&quot;A&quot;);IF([.F39];&quot;B&quot;;&quot;A&quot;);IF([.G39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09195">
            <text:p>909195</text:p>
          </table:table-cell>
          <table:table-cell office:value-type="float" office:value="10000">
            <text:p>10000</text:p>
          </table:table-cell>
          <table:table-cell office:value-type="float" office:value="90.9195">
            <text:p>90.9195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40];&quot;B&quot;;&quot;A&quot;);IF([.F40];&quot;B&quot;;&quot;A&quot;);IF([.G40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902692">
            <text:p>902692</text:p>
          </table:table-cell>
          <table:table-cell office:value-type="float" office:value="10000">
            <text:p>10000</text:p>
          </table:table-cell>
          <table:table-cell office:value-type="float" office:value="90.2692">
            <text:p>90.2692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41];&quot;B&quot;;&quot;A&quot;);IF([.F41];&quot;B&quot;;&quot;A&quot;);IF([.G41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34513">
            <text:p>534513</text:p>
          </table:table-cell>
          <table:table-cell office:value-type="float" office:value="10000">
            <text:p>10000</text:p>
          </table:table-cell>
          <table:table-cell office:value-type="float" office:value="53.4513">
            <text:p>53.4513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42];&quot;B&quot;;&quot;A&quot;);IF([.F42];&quot;B&quot;;&quot;A&quot;);IF([.G42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5815">
            <text:p>535815</text:p>
          </table:table-cell>
          <table:table-cell office:value-type="float" office:value="10000">
            <text:p>10000</text:p>
          </table:table-cell>
          <table:table-cell office:value-type="float" office:value="53.5815">
            <text:p>53.5815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43];&quot;B&quot;;&quot;A&quot;);IF([.F43];&quot;B&quot;;&quot;A&quot;);IF([.G43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5293">
            <text:p>545293</text:p>
          </table:table-cell>
          <table:table-cell office:value-type="float" office:value="10000">
            <text:p>10000</text:p>
          </table:table-cell>
          <table:table-cell office:value-type="float" office:value="54.5293">
            <text:p>54.5293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44];&quot;B&quot;;&quot;A&quot;);IF([.F44];&quot;B&quot;;&quot;A&quot;);IF([.G44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4047">
            <text:p>544047</text:p>
          </table:table-cell>
          <table:table-cell office:value-type="float" office:value="10000">
            <text:p>10000</text:p>
          </table:table-cell>
          <table:table-cell office:value-type="float" office:value="54.4047">
            <text:p>54.4047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45];&quot;B&quot;;&quot;A&quot;);IF([.F45];&quot;B&quot;;&quot;A&quot;);IF([.G45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2864">
            <text:p>542864</text:p>
          </table:table-cell>
          <table:table-cell office:value-type="float" office:value="10000">
            <text:p>10000</text:p>
          </table:table-cell>
          <table:table-cell office:value-type="float" office:value="54.2864">
            <text:p>54.2864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46];&quot;B&quot;;&quot;A&quot;);IF([.F46];&quot;B&quot;;&quot;A&quot;);IF([.G46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2185">
            <text:p>542185</text:p>
          </table:table-cell>
          <table:table-cell office:value-type="float" office:value="10000">
            <text:p>10000</text:p>
          </table:table-cell>
          <table:table-cell office:value-type="float" office:value="54.2185">
            <text:p>54.2185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47];&quot;B&quot;;&quot;A&quot;);IF([.F47];&quot;B&quot;;&quot;A&quot;);IF([.G47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1156">
            <text:p>541156</text:p>
          </table:table-cell>
          <table:table-cell office:value-type="float" office:value="10000">
            <text:p>10000</text:p>
          </table:table-cell>
          <table:table-cell office:value-type="float" office:value="54.1156">
            <text:p>54.1156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48];&quot;B&quot;;&quot;A&quot;);IF([.F48];&quot;B&quot;;&quot;A&quot;);IF([.G48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1023">
            <text:p>541023</text:p>
          </table:table-cell>
          <table:table-cell office:value-type="float" office:value="10000">
            <text:p>10000</text:p>
          </table:table-cell>
          <table:table-cell office:value-type="float" office:value="54.1023">
            <text:p>54.1023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49];&quot;B&quot;;&quot;A&quot;);IF([.F49];&quot;B&quot;;&quot;A&quot;);IF([.G49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0729">
            <text:p>540729</text:p>
          </table:table-cell>
          <table:table-cell office:value-type="float" office:value="10000">
            <text:p>10000</text:p>
          </table:table-cell>
          <table:table-cell office:value-type="float" office:value="54.0729">
            <text:p>54.0729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0];&quot;B&quot;;&quot;A&quot;);IF([.F50];&quot;B&quot;;&quot;A&quot;);IF([.G50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0351">
            <text:p>540351</text:p>
          </table:table-cell>
          <table:table-cell office:value-type="float" office:value="10000">
            <text:p>10000</text:p>
          </table:table-cell>
          <table:table-cell office:value-type="float" office:value="54.0351">
            <text:p>54.0351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1];&quot;B&quot;;&quot;A&quot;);IF([.F51];&quot;B&quot;;&quot;A&quot;);IF([.G51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40183">
            <text:p>540183</text:p>
          </table:table-cell>
          <table:table-cell office:value-type="float" office:value="10000">
            <text:p>10000</text:p>
          </table:table-cell>
          <table:table-cell office:value-type="float" office:value="54.0183">
            <text:p>54.0183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2];&quot;B&quot;;&quot;A&quot;);IF([.F52];&quot;B&quot;;&quot;A&quot;);IF([.G52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9854">
            <text:p>539854</text:p>
          </table:table-cell>
          <table:table-cell office:value-type="float" office:value="10000">
            <text:p>10000</text:p>
          </table:table-cell>
          <table:table-cell office:value-type="float" office:value="53.9854">
            <text:p>53.9854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3];&quot;B&quot;;&quot;A&quot;);IF([.F53];&quot;B&quot;;&quot;A&quot;);IF([.G53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9756">
            <text:p>539756</text:p>
          </table:table-cell>
          <table:table-cell office:value-type="float" office:value="10000">
            <text:p>10000</text:p>
          </table:table-cell>
          <table:table-cell office:value-type="float" office:value="53.9756">
            <text:p>53.9756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4];&quot;B&quot;;&quot;A&quot;);IF([.F54];&quot;B&quot;;&quot;A&quot;);IF([.G54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8671">
            <text:p>538671</text:p>
          </table:table-cell>
          <table:table-cell office:value-type="float" office:value="10000">
            <text:p>10000</text:p>
          </table:table-cell>
          <table:table-cell office:value-type="float" office:value="53.8671">
            <text:p>53.8671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5];&quot;B&quot;;&quot;A&quot;);IF([.F55];&quot;B&quot;;&quot;A&quot;);IF([.G55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8377">
            <text:p>538377</text:p>
          </table:table-cell>
          <table:table-cell office:value-type="float" office:value="10000">
            <text:p>10000</text:p>
          </table:table-cell>
          <table:table-cell office:value-type="float" office:value="53.8377">
            <text:p>53.8377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6];&quot;B&quot;;&quot;A&quot;);IF([.F56];&quot;B&quot;;&quot;A&quot;);IF([.G56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8125">
            <text:p>538125</text:p>
          </table:table-cell>
          <table:table-cell office:value-type="float" office:value="10000">
            <text:p>10000</text:p>
          </table:table-cell>
          <table:table-cell office:value-type="float" office:value="53.8125">
            <text:p>53.8125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7];&quot;B&quot;;&quot;A&quot;);IF([.F57];&quot;B&quot;;&quot;A&quot;);IF([.G57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6935">
            <text:p>536935</text:p>
          </table:table-cell>
          <table:table-cell office:value-type="float" office:value="10000">
            <text:p>10000</text:p>
          </table:table-cell>
          <table:table-cell office:value-type="float" office:value="53.6935">
            <text:p>53.6935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8];&quot;B&quot;;&quot;A&quot;);IF([.F58];&quot;B&quot;;&quot;A&quot;);IF([.G58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6816">
            <text:p>536816</text:p>
          </table:table-cell>
          <table:table-cell office:value-type="float" office:value="10000">
            <text:p>10000</text:p>
          </table:table-cell>
          <table:table-cell office:value-type="float" office:value="53.6816">
            <text:p>53.6816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59];&quot;B&quot;;&quot;A&quot;);IF([.F59];&quot;B&quot;;&quot;A&quot;);IF([.G59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6739">
            <text:p>536739</text:p>
          </table:table-cell>
          <table:table-cell office:value-type="float" office:value="10000">
            <text:p>10000</text:p>
          </table:table-cell>
          <table:table-cell office:value-type="float" office:value="53.6739">
            <text:p>53.6739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60];&quot;B&quot;;&quot;A&quot;);IF([.F60];&quot;B&quot;;&quot;A&quot;);IF([.G60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535997">
            <text:p>535997</text:p>
          </table:table-cell>
          <table:table-cell office:value-type="float" office:value="10000">
            <text:p>10000</text:p>
          </table:table-cell>
          <table:table-cell office:value-type="float" office:value="53.5997">
            <text:p>53.5997</text:p>
          </table:table-cell>
          <table:table-cell office:value-type="string">
            <text:p>HashCode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61];&quot;B&quot;;&quot;A&quot;);IF([.F61];&quot;B&quot;;&quot;A&quot;);IF([.G61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871150">
            <text:p>871150</text:p>
          </table:table-cell>
          <table:table-cell office:value-type="float" office:value="10000">
            <text:p>10000</text:p>
          </table:table-cell>
          <table:table-cell office:value-type="float" office:value="87.115">
            <text:p>87.115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2];&quot;B&quot;;&quot;A&quot;);IF([.F62];&quot;B&quot;;&quot;A&quot;);IF([.G62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70072">
            <text:p>870072</text:p>
          </table:table-cell>
          <table:table-cell office:value-type="float" office:value="10000">
            <text:p>10000</text:p>
          </table:table-cell>
          <table:table-cell office:value-type="float" office:value="87.0072">
            <text:p>87.0072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3];&quot;B&quot;;&quot;A&quot;);IF([.F63];&quot;B&quot;;&quot;A&quot;);IF([.G63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9750">
            <text:p>869750</text:p>
          </table:table-cell>
          <table:table-cell office:value-type="float" office:value="10000">
            <text:p>10000</text:p>
          </table:table-cell>
          <table:table-cell office:value-type="float" office:value="86.975">
            <text:p>86.975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4];&quot;B&quot;;&quot;A&quot;);IF([.F64];&quot;B&quot;;&quot;A&quot;);IF([.G64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9211">
            <text:p>869211</text:p>
          </table:table-cell>
          <table:table-cell office:value-type="float" office:value="10000">
            <text:p>10000</text:p>
          </table:table-cell>
          <table:table-cell office:value-type="float" office:value="86.9211">
            <text:p>86.921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5];&quot;B&quot;;&quot;A&quot;);IF([.F65];&quot;B&quot;;&quot;A&quot;);IF([.G65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8931">
            <text:p>868931</text:p>
          </table:table-cell>
          <table:table-cell office:value-type="float" office:value="10000">
            <text:p>10000</text:p>
          </table:table-cell>
          <table:table-cell office:value-type="float" office:value="86.8931">
            <text:p>86.893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6];&quot;B&quot;;&quot;A&quot;);IF([.F66];&quot;B&quot;;&quot;A&quot;);IF([.G66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8497">
            <text:p>868497</text:p>
          </table:table-cell>
          <table:table-cell office:value-type="float" office:value="10000">
            <text:p>10000</text:p>
          </table:table-cell>
          <table:table-cell office:value-type="float" office:value="86.8497">
            <text:p>86.8497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7];&quot;B&quot;;&quot;A&quot;);IF([.F67];&quot;B&quot;;&quot;A&quot;);IF([.G67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7790">
            <text:p>867790</text:p>
          </table:table-cell>
          <table:table-cell office:value-type="float" office:value="10000">
            <text:p>10000</text:p>
          </table:table-cell>
          <table:table-cell office:value-type="float" office:value="86.779">
            <text:p>86.779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8];&quot;B&quot;;&quot;A&quot;);IF([.F68];&quot;B&quot;;&quot;A&quot;);IF([.G68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7671">
            <text:p>867671</text:p>
          </table:table-cell>
          <table:table-cell office:value-type="float" office:value="10000">
            <text:p>10000</text:p>
          </table:table-cell>
          <table:table-cell office:value-type="float" office:value="86.7671">
            <text:p>86.767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69];&quot;B&quot;;&quot;A&quot;);IF([.F69];&quot;B&quot;;&quot;A&quot;);IF([.G69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7559">
            <text:p>867559</text:p>
          </table:table-cell>
          <table:table-cell office:value-type="float" office:value="10000">
            <text:p>10000</text:p>
          </table:table-cell>
          <table:table-cell office:value-type="float" office:value="86.7559">
            <text:p>86.7559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0];&quot;B&quot;;&quot;A&quot;);IF([.F70];&quot;B&quot;;&quot;A&quot;);IF([.G70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7391">
            <text:p>867391</text:p>
          </table:table-cell>
          <table:table-cell office:value-type="float" office:value="10000">
            <text:p>10000</text:p>
          </table:table-cell>
          <table:table-cell office:value-type="float" office:value="86.7391">
            <text:p>86.739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1];&quot;B&quot;;&quot;A&quot;);IF([.F71];&quot;B&quot;;&quot;A&quot;);IF([.G71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7237">
            <text:p>867237</text:p>
          </table:table-cell>
          <table:table-cell office:value-type="float" office:value="10000">
            <text:p>10000</text:p>
          </table:table-cell>
          <table:table-cell office:value-type="float" office:value="86.7237">
            <text:p>86.7237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2];&quot;B&quot;;&quot;A&quot;);IF([.F72];&quot;B&quot;;&quot;A&quot;);IF([.G72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6901">
            <text:p>866901</text:p>
          </table:table-cell>
          <table:table-cell office:value-type="float" office:value="10000">
            <text:p>10000</text:p>
          </table:table-cell>
          <table:table-cell office:value-type="float" office:value="86.6901">
            <text:p>86.690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3];&quot;B&quot;;&quot;A&quot;);IF([.F73];&quot;B&quot;;&quot;A&quot;);IF([.G73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6831">
            <text:p>866831</text:p>
          </table:table-cell>
          <table:table-cell office:value-type="float" office:value="10000">
            <text:p>10000</text:p>
          </table:table-cell>
          <table:table-cell office:value-type="float" office:value="86.6831">
            <text:p>86.683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4];&quot;B&quot;;&quot;A&quot;);IF([.F74];&quot;B&quot;;&quot;A&quot;);IF([.G74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6775">
            <text:p>866775</text:p>
          </table:table-cell>
          <table:table-cell office:value-type="float" office:value="10000">
            <text:p>10000</text:p>
          </table:table-cell>
          <table:table-cell office:value-type="float" office:value="86.6775">
            <text:p>86.6775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5];&quot;B&quot;;&quot;A&quot;);IF([.F75];&quot;B&quot;;&quot;A&quot;);IF([.G75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6334">
            <text:p>866334</text:p>
          </table:table-cell>
          <table:table-cell office:value-type="float" office:value="10000">
            <text:p>10000</text:p>
          </table:table-cell>
          <table:table-cell office:value-type="float" office:value="86.6334">
            <text:p>86.6334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6];&quot;B&quot;;&quot;A&quot;);IF([.F76];&quot;B&quot;;&quot;A&quot;);IF([.G76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6243">
            <text:p>866243</text:p>
          </table:table-cell>
          <table:table-cell office:value-type="float" office:value="10000">
            <text:p>10000</text:p>
          </table:table-cell>
          <table:table-cell office:value-type="float" office:value="86.6243">
            <text:p>86.6243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7];&quot;B&quot;;&quot;A&quot;);IF([.F77];&quot;B&quot;;&quot;A&quot;);IF([.G77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5732">
            <text:p>865732</text:p>
          </table:table-cell>
          <table:table-cell office:value-type="float" office:value="10000">
            <text:p>10000</text:p>
          </table:table-cell>
          <table:table-cell office:value-type="float" office:value="86.5732">
            <text:p>86.5732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8];&quot;B&quot;;&quot;A&quot;);IF([.F78];&quot;B&quot;;&quot;A&quot;);IF([.G78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5690">
            <text:p>865690</text:p>
          </table:table-cell>
          <table:table-cell office:value-type="float" office:value="10000">
            <text:p>10000</text:p>
          </table:table-cell>
          <table:table-cell office:value-type="float" office:value="86.569">
            <text:p>86.569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79];&quot;B&quot;;&quot;A&quot;);IF([.F79];&quot;B&quot;;&quot;A&quot;);IF([.G79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1210">
            <text:p>861210</text:p>
          </table:table-cell>
          <table:table-cell office:value-type="float" office:value="10000">
            <text:p>10000</text:p>
          </table:table-cell>
          <table:table-cell office:value-type="float" office:value="86.121">
            <text:p>86.12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80];&quot;B&quot;;&quot;A&quot;);IF([.F80];&quot;B&quot;;&quot;A&quot;);IF([.G80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05357">
            <text:p>805357</text:p>
          </table:table-cell>
          <table:table-cell office:value-type="float" office:value="10000">
            <text:p>10000</text:p>
          </table:table-cell>
          <table:table-cell office:value-type="float" office:value="80.5357">
            <text:p>80.5357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81];&quot;B&quot;;&quot;A&quot;);IF([.F81];&quot;B&quot;;&quot;A&quot;);IF([.G81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584458">
            <text:p>584458</text:p>
          </table:table-cell>
          <table:table-cell office:value-type="float" office:value="10000">
            <text:p>10000</text:p>
          </table:table-cell>
          <table:table-cell office:value-type="float" office:value="58.4458">
            <text:p>58.4458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82];&quot;B&quot;;&quot;A&quot;);IF([.F82];&quot;B&quot;;&quot;A&quot;);IF([.G82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72096">
            <text:p>572096</text:p>
          </table:table-cell>
          <table:table-cell office:value-type="float" office:value="10000">
            <text:p>10000</text:p>
          </table:table-cell>
          <table:table-cell office:value-type="float" office:value="57.2096">
            <text:p>57.2096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83];&quot;B&quot;;&quot;A&quot;);IF([.F83];&quot;B&quot;;&quot;A&quot;);IF([.G83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70717">
            <text:p>570717</text:p>
          </table:table-cell>
          <table:table-cell office:value-type="float" office:value="10000">
            <text:p>10000</text:p>
          </table:table-cell>
          <table:table-cell office:value-type="float" office:value="57.0717">
            <text:p>57.0717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84];&quot;B&quot;;&quot;A&quot;);IF([.F84];&quot;B&quot;;&quot;A&quot;);IF([.G84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9919">
            <text:p>569919</text:p>
          </table:table-cell>
          <table:table-cell office:value-type="float" office:value="10000">
            <text:p>10000</text:p>
          </table:table-cell>
          <table:table-cell office:value-type="float" office:value="56.9919">
            <text:p>56.9919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85];&quot;B&quot;;&quot;A&quot;);IF([.F85];&quot;B&quot;;&quot;A&quot;);IF([.G85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9716">
            <text:p>569716</text:p>
          </table:table-cell>
          <table:table-cell office:value-type="float" office:value="10000">
            <text:p>10000</text:p>
          </table:table-cell>
          <table:table-cell office:value-type="float" office:value="56.9716">
            <text:p>56.9716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86];&quot;B&quot;;&quot;A&quot;);IF([.F86];&quot;B&quot;;&quot;A&quot;);IF([.G86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9436">
            <text:p>569436</text:p>
          </table:table-cell>
          <table:table-cell office:value-type="float" office:value="10000">
            <text:p>10000</text:p>
          </table:table-cell>
          <table:table-cell office:value-type="float" office:value="56.9436">
            <text:p>56.9436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87];&quot;B&quot;;&quot;A&quot;);IF([.F87];&quot;B&quot;;&quot;A&quot;);IF([.G87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9163">
            <text:p>569163</text:p>
          </table:table-cell>
          <table:table-cell office:value-type="float" office:value="10000">
            <text:p>10000</text:p>
          </table:table-cell>
          <table:table-cell office:value-type="float" office:value="56.9163">
            <text:p>56.9163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88];&quot;B&quot;;&quot;A&quot;);IF([.F88];&quot;B&quot;;&quot;A&quot;);IF([.G88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8967">
            <text:p>568967</text:p>
          </table:table-cell>
          <table:table-cell office:value-type="float" office:value="10000">
            <text:p>10000</text:p>
          </table:table-cell>
          <table:table-cell office:value-type="float" office:value="56.8967">
            <text:p>56.8967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89];&quot;B&quot;;&quot;A&quot;);IF([.F89];&quot;B&quot;;&quot;A&quot;);IF([.G89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8946">
            <text:p>568946</text:p>
          </table:table-cell>
          <table:table-cell office:value-type="float" office:value="10000">
            <text:p>10000</text:p>
          </table:table-cell>
          <table:table-cell office:value-type="float" office:value="56.8946">
            <text:p>56.8946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0];&quot;B&quot;;&quot;A&quot;);IF([.F90];&quot;B&quot;;&quot;A&quot;);IF([.G90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8799">
            <text:p>568799</text:p>
          </table:table-cell>
          <table:table-cell office:value-type="float" office:value="10000">
            <text:p>10000</text:p>
          </table:table-cell>
          <table:table-cell office:value-type="float" office:value="56.8799">
            <text:p>56.8799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1];&quot;B&quot;;&quot;A&quot;);IF([.F91];&quot;B&quot;;&quot;A&quot;);IF([.G91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8484">
            <text:p>568484</text:p>
          </table:table-cell>
          <table:table-cell office:value-type="float" office:value="10000">
            <text:p>10000</text:p>
          </table:table-cell>
          <table:table-cell office:value-type="float" office:value="56.8484">
            <text:p>56.8484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2];&quot;B&quot;;&quot;A&quot;);IF([.F92];&quot;B&quot;;&quot;A&quot;);IF([.G92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8372">
            <text:p>568372</text:p>
          </table:table-cell>
          <table:table-cell office:value-type="float" office:value="10000">
            <text:p>10000</text:p>
          </table:table-cell>
          <table:table-cell office:value-type="float" office:value="56.8372">
            <text:p>56.8372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3];&quot;B&quot;;&quot;A&quot;);IF([.F93];&quot;B&quot;;&quot;A&quot;);IF([.G93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7609">
            <text:p>567609</text:p>
          </table:table-cell>
          <table:table-cell office:value-type="float" office:value="10000">
            <text:p>10000</text:p>
          </table:table-cell>
          <table:table-cell office:value-type="float" office:value="56.7609">
            <text:p>56.7609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4];&quot;B&quot;;&quot;A&quot;);IF([.F94];&quot;B&quot;;&quot;A&quot;);IF([.G94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7427">
            <text:p>567427</text:p>
          </table:table-cell>
          <table:table-cell office:value-type="float" office:value="10000">
            <text:p>10000</text:p>
          </table:table-cell>
          <table:table-cell office:value-type="float" office:value="56.7427">
            <text:p>56.7427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5];&quot;B&quot;;&quot;A&quot;);IF([.F95];&quot;B&quot;;&quot;A&quot;);IF([.G95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7203">
            <text:p>567203</text:p>
          </table:table-cell>
          <table:table-cell office:value-type="float" office:value="10000">
            <text:p>10000</text:p>
          </table:table-cell>
          <table:table-cell office:value-type="float" office:value="56.7203">
            <text:p>56.7203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6];&quot;B&quot;;&quot;A&quot;);IF([.F96];&quot;B&quot;;&quot;A&quot;);IF([.G96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6720">
            <text:p>566720</text:p>
          </table:table-cell>
          <table:table-cell office:value-type="float" office:value="10000">
            <text:p>10000</text:p>
          </table:table-cell>
          <table:table-cell office:value-type="float" office:value="56.672">
            <text:p>56.672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7];&quot;B&quot;;&quot;A&quot;);IF([.F97];&quot;B&quot;;&quot;A&quot;);IF([.G97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6685">
            <text:p>566685</text:p>
          </table:table-cell>
          <table:table-cell office:value-type="float" office:value="10000">
            <text:p>10000</text:p>
          </table:table-cell>
          <table:table-cell office:value-type="float" office:value="56.6685">
            <text:p>56.6685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8];&quot;B&quot;;&quot;A&quot;);IF([.F98];&quot;B&quot;;&quot;A&quot;);IF([.G98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6419">
            <text:p>566419</text:p>
          </table:table-cell>
          <table:table-cell office:value-type="float" office:value="10000">
            <text:p>10000</text:p>
          </table:table-cell>
          <table:table-cell office:value-type="float" office:value="56.6419">
            <text:p>56.6419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99];&quot;B&quot;;&quot;A&quot;);IF([.F99];&quot;B&quot;;&quot;A&quot;);IF([.G99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6244">
            <text:p>566244</text:p>
          </table:table-cell>
          <table:table-cell office:value-type="float" office:value="10000">
            <text:p>10000</text:p>
          </table:table-cell>
          <table:table-cell office:value-type="float" office:value="56.6244">
            <text:p>56.6244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00];&quot;B&quot;;&quot;A&quot;);IF([.F100];&quot;B&quot;;&quot;A&quot;);IF([.G100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563311">
            <text:p>563311</text:p>
          </table:table-cell>
          <table:table-cell office:value-type="float" office:value="10000">
            <text:p>10000</text:p>
          </table:table-cell>
          <table:table-cell office:value-type="float" office:value="56.3311">
            <text:p>56.3311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01];&quot;B&quot;;&quot;A&quot;);IF([.F101];&quot;B&quot;;&quot;A&quot;);IF([.G101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341495">
            <text:p>341495</text:p>
          </table:table-cell>
          <table:table-cell office:value-type="float" office:value="10000">
            <text:p>10000</text:p>
          </table:table-cell>
          <table:table-cell office:value-type="float" office:value="34.1495">
            <text:p>34.1495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02];&quot;B&quot;;&quot;A&quot;);IF([.F102];&quot;B&quot;;&quot;A&quot;);IF([.G102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2027">
            <text:p>342027</text:p>
          </table:table-cell>
          <table:table-cell office:value-type="float" office:value="10000">
            <text:p>10000</text:p>
          </table:table-cell>
          <table:table-cell office:value-type="float" office:value="34.2027">
            <text:p>34.2027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03];&quot;B&quot;;&quot;A&quot;);IF([.F103];&quot;B&quot;;&quot;A&quot;);IF([.G103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7235">
            <text:p>347235</text:p>
          </table:table-cell>
          <table:table-cell office:value-type="float" office:value="10000">
            <text:p>10000</text:p>
          </table:table-cell>
          <table:table-cell office:value-type="float" office:value="34.7235">
            <text:p>34.7235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04];&quot;B&quot;;&quot;A&quot;);IF([.F104];&quot;B&quot;;&quot;A&quot;);IF([.G104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6969">
            <text:p>346969</text:p>
          </table:table-cell>
          <table:table-cell office:value-type="float" office:value="10000">
            <text:p>10000</text:p>
          </table:table-cell>
          <table:table-cell office:value-type="float" office:value="34.6969">
            <text:p>34.6969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05];&quot;B&quot;;&quot;A&quot;);IF([.F105];&quot;B&quot;;&quot;A&quot;);IF([.G105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5303">
            <text:p>345303</text:p>
          </table:table-cell>
          <table:table-cell office:value-type="float" office:value="10000">
            <text:p>10000</text:p>
          </table:table-cell>
          <table:table-cell office:value-type="float" office:value="34.5303">
            <text:p>34.5303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06];&quot;B&quot;;&quot;A&quot;);IF([.F106];&quot;B&quot;;&quot;A&quot;);IF([.G106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5198">
            <text:p>345198</text:p>
          </table:table-cell>
          <table:table-cell office:value-type="float" office:value="10000">
            <text:p>10000</text:p>
          </table:table-cell>
          <table:table-cell office:value-type="float" office:value="34.5198">
            <text:p>34.5198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07];&quot;B&quot;;&quot;A&quot;);IF([.F107];&quot;B&quot;;&quot;A&quot;);IF([.G107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5184">
            <text:p>345184</text:p>
          </table:table-cell>
          <table:table-cell office:value-type="float" office:value="10000">
            <text:p>10000</text:p>
          </table:table-cell>
          <table:table-cell office:value-type="float" office:value="34.5184">
            <text:p>34.5184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08];&quot;B&quot;;&quot;A&quot;);IF([.F108];&quot;B&quot;;&quot;A&quot;);IF([.G108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4981">
            <text:p>344981</text:p>
          </table:table-cell>
          <table:table-cell office:value-type="float" office:value="10000">
            <text:p>10000</text:p>
          </table:table-cell>
          <table:table-cell office:value-type="float" office:value="34.4981">
            <text:p>34.498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09];&quot;B&quot;;&quot;A&quot;);IF([.F109];&quot;B&quot;;&quot;A&quot;);IF([.G109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4841">
            <text:p>344841</text:p>
          </table:table-cell>
          <table:table-cell office:value-type="float" office:value="10000">
            <text:p>10000</text:p>
          </table:table-cell>
          <table:table-cell office:value-type="float" office:value="34.4841">
            <text:p>34.484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0];&quot;B&quot;;&quot;A&quot;);IF([.F110];&quot;B&quot;;&quot;A&quot;);IF([.G110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4561">
            <text:p>344561</text:p>
          </table:table-cell>
          <table:table-cell office:value-type="float" office:value="10000">
            <text:p>10000</text:p>
          </table:table-cell>
          <table:table-cell office:value-type="float" office:value="34.4561">
            <text:p>34.4561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1];&quot;B&quot;;&quot;A&quot;);IF([.F111];&quot;B&quot;;&quot;A&quot;);IF([.G111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4414">
            <text:p>344414</text:p>
          </table:table-cell>
          <table:table-cell office:value-type="float" office:value="10000">
            <text:p>10000</text:p>
          </table:table-cell>
          <table:table-cell office:value-type="float" office:value="34.4414">
            <text:p>34.4414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2];&quot;B&quot;;&quot;A&quot;);IF([.F112];&quot;B&quot;;&quot;A&quot;);IF([.G112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4099">
            <text:p>344099</text:p>
          </table:table-cell>
          <table:table-cell office:value-type="float" office:value="10000">
            <text:p>10000</text:p>
          </table:table-cell>
          <table:table-cell office:value-type="float" office:value="34.4099">
            <text:p>34.4099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3];&quot;B&quot;;&quot;A&quot;);IF([.F113];&quot;B&quot;;&quot;A&quot;);IF([.G113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4029">
            <text:p>344029</text:p>
          </table:table-cell>
          <table:table-cell office:value-type="float" office:value="10000">
            <text:p>10000</text:p>
          </table:table-cell>
          <table:table-cell office:value-type="float" office:value="34.4029">
            <text:p>34.4029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4];&quot;B&quot;;&quot;A&quot;);IF([.F114];&quot;B&quot;;&quot;A&quot;);IF([.G114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4022">
            <text:p>344022</text:p>
          </table:table-cell>
          <table:table-cell office:value-type="float" office:value="10000">
            <text:p>10000</text:p>
          </table:table-cell>
          <table:table-cell office:value-type="float" office:value="34.4022">
            <text:p>34.4022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5];&quot;B&quot;;&quot;A&quot;);IF([.F115];&quot;B&quot;;&quot;A&quot;);IF([.G115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3553">
            <text:p>343553</text:p>
          </table:table-cell>
          <table:table-cell office:value-type="float" office:value="10000">
            <text:p>10000</text:p>
          </table:table-cell>
          <table:table-cell office:value-type="float" office:value="34.3553">
            <text:p>34.3553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6];&quot;B&quot;;&quot;A&quot;);IF([.F116];&quot;B&quot;;&quot;A&quot;);IF([.G116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3539">
            <text:p>343539</text:p>
          </table:table-cell>
          <table:table-cell office:value-type="float" office:value="10000">
            <text:p>10000</text:p>
          </table:table-cell>
          <table:table-cell office:value-type="float" office:value="34.3539">
            <text:p>34.3539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7];&quot;B&quot;;&quot;A&quot;);IF([.F117];&quot;B&quot;;&quot;A&quot;);IF([.G117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3525">
            <text:p>343525</text:p>
          </table:table-cell>
          <table:table-cell office:value-type="float" office:value="10000">
            <text:p>10000</text:p>
          </table:table-cell>
          <table:table-cell office:value-type="float" office:value="34.3525">
            <text:p>34.3525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8];&quot;B&quot;;&quot;A&quot;);IF([.F118];&quot;B&quot;;&quot;A&quot;);IF([.G118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2909">
            <text:p>342909</text:p>
          </table:table-cell>
          <table:table-cell office:value-type="float" office:value="10000">
            <text:p>10000</text:p>
          </table:table-cell>
          <table:table-cell office:value-type="float" office:value="34.2909">
            <text:p>34.2909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19];&quot;B&quot;;&quot;A&quot;);IF([.F119];&quot;B&quot;;&quot;A&quot;);IF([.G119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2713">
            <text:p>342713</text:p>
          </table:table-cell>
          <table:table-cell office:value-type="float" office:value="10000">
            <text:p>10000</text:p>
          </table:table-cell>
          <table:table-cell office:value-type="float" office:value="34.2713">
            <text:p>34.2713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20];&quot;B&quot;;&quot;A&quot;);IF([.F120];&quot;B&quot;;&quot;A&quot;);IF([.G120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42216">
            <text:p>342216</text:p>
          </table:table-cell>
          <table:table-cell office:value-type="float" office:value="10000">
            <text:p>10000</text:p>
          </table:table-cell>
          <table:table-cell office:value-type="float" office:value="34.2216">
            <text:p>34.2216</text:p>
          </table:table-cell>
          <table:table-cell office:value-type="string">
            <text:p>List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21];&quot;B&quot;;&quot;A&quot;);IF([.F121];&quot;B&quot;;&quot;A&quot;);IF([.G121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732746">
            <text:p>732746</text:p>
          </table:table-cell>
          <table:table-cell office:value-type="float" office:value="10000">
            <text:p>10000</text:p>
          </table:table-cell>
          <table:table-cell office:value-type="float" office:value="73.2746">
            <text:p>73.2746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2];&quot;B&quot;;&quot;A&quot;);IF([.F122];&quot;B&quot;;&quot;A&quot;);IF([.G122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2319">
            <text:p>732319</text:p>
          </table:table-cell>
          <table:table-cell office:value-type="float" office:value="10000">
            <text:p>10000</text:p>
          </table:table-cell>
          <table:table-cell office:value-type="float" office:value="73.2319">
            <text:p>73.2319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3];&quot;B&quot;;&quot;A&quot;);IF([.F123];&quot;B&quot;;&quot;A&quot;);IF([.G123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2081">
            <text:p>732081</text:p>
          </table:table-cell>
          <table:table-cell office:value-type="float" office:value="10000">
            <text:p>10000</text:p>
          </table:table-cell>
          <table:table-cell office:value-type="float" office:value="73.2081">
            <text:p>73.2081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4];&quot;B&quot;;&quot;A&quot;);IF([.F124];&quot;B&quot;;&quot;A&quot;);IF([.G124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1521">
            <text:p>731521</text:p>
          </table:table-cell>
          <table:table-cell office:value-type="float" office:value="10000">
            <text:p>10000</text:p>
          </table:table-cell>
          <table:table-cell office:value-type="float" office:value="73.1521">
            <text:p>73.1521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5];&quot;B&quot;;&quot;A&quot;);IF([.F125];&quot;B&quot;;&quot;A&quot;);IF([.G125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1402">
            <text:p>731402</text:p>
          </table:table-cell>
          <table:table-cell office:value-type="float" office:value="10000">
            <text:p>10000</text:p>
          </table:table-cell>
          <table:table-cell office:value-type="float" office:value="73.1402">
            <text:p>73.1402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6];&quot;B&quot;;&quot;A&quot;);IF([.F126];&quot;B&quot;;&quot;A&quot;);IF([.G126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1283">
            <text:p>731283</text:p>
          </table:table-cell>
          <table:table-cell office:value-type="float" office:value="10000">
            <text:p>10000</text:p>
          </table:table-cell>
          <table:table-cell office:value-type="float" office:value="73.1283">
            <text:p>73.1283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7];&quot;B&quot;;&quot;A&quot;);IF([.F127];&quot;B&quot;;&quot;A&quot;);IF([.G127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1248">
            <text:p>731248</text:p>
          </table:table-cell>
          <table:table-cell office:value-type="float" office:value="10000">
            <text:p>10000</text:p>
          </table:table-cell>
          <table:table-cell office:value-type="float" office:value="73.1248">
            <text:p>73.1248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8];&quot;B&quot;;&quot;A&quot;);IF([.F128];&quot;B&quot;;&quot;A&quot;);IF([.G128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1150">
            <text:p>731150</text:p>
          </table:table-cell>
          <table:table-cell office:value-type="float" office:value="10000">
            <text:p>10000</text:p>
          </table:table-cell>
          <table:table-cell office:value-type="float" office:value="73.115">
            <text:p>73.115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29];&quot;B&quot;;&quot;A&quot;);IF([.F129];&quot;B&quot;;&quot;A&quot;);IF([.G129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1080">
            <text:p>731080</text:p>
          </table:table-cell>
          <table:table-cell office:value-type="float" office:value="10000">
            <text:p>10000</text:p>
          </table:table-cell>
          <table:table-cell office:value-type="float" office:value="73.108">
            <text:p>73.108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0];&quot;B&quot;;&quot;A&quot;);IF([.F130];&quot;B&quot;;&quot;A&quot;);IF([.G130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1003">
            <text:p>731003</text:p>
          </table:table-cell>
          <table:table-cell office:value-type="float" office:value="10000">
            <text:p>10000</text:p>
          </table:table-cell>
          <table:table-cell office:value-type="float" office:value="73.1003">
            <text:p>73.1003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1];&quot;B&quot;;&quot;A&quot;);IF([.F131];&quot;B&quot;;&quot;A&quot;);IF([.G131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0555">
            <text:p>730555</text:p>
          </table:table-cell>
          <table:table-cell office:value-type="float" office:value="10000">
            <text:p>10000</text:p>
          </table:table-cell>
          <table:table-cell office:value-type="float" office:value="73.0555">
            <text:p>73.0555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2];&quot;B&quot;;&quot;A&quot;);IF([.F132];&quot;B&quot;;&quot;A&quot;);IF([.G132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0499">
            <text:p>730499</text:p>
          </table:table-cell>
          <table:table-cell office:value-type="float" office:value="10000">
            <text:p>10000</text:p>
          </table:table-cell>
          <table:table-cell office:value-type="float" office:value="73.0499">
            <text:p>73.0499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3];&quot;B&quot;;&quot;A&quot;);IF([.F133];&quot;B&quot;;&quot;A&quot;);IF([.G133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0324">
            <text:p>730324</text:p>
          </table:table-cell>
          <table:table-cell office:value-type="float" office:value="10000">
            <text:p>10000</text:p>
          </table:table-cell>
          <table:table-cell office:value-type="float" office:value="73.0324">
            <text:p>73.0324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4];&quot;B&quot;;&quot;A&quot;);IF([.F134];&quot;B&quot;;&quot;A&quot;);IF([.G134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0156">
            <text:p>730156</text:p>
          </table:table-cell>
          <table:table-cell office:value-type="float" office:value="10000">
            <text:p>10000</text:p>
          </table:table-cell>
          <table:table-cell office:value-type="float" office:value="73.0156">
            <text:p>73.0156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5];&quot;B&quot;;&quot;A&quot;);IF([.F135];&quot;B&quot;;&quot;A&quot;);IF([.G135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30107">
            <text:p>730107</text:p>
          </table:table-cell>
          <table:table-cell office:value-type="float" office:value="10000">
            <text:p>10000</text:p>
          </table:table-cell>
          <table:table-cell office:value-type="float" office:value="73.0107">
            <text:p>73.0107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6];&quot;B&quot;;&quot;A&quot;);IF([.F136];&quot;B&quot;;&quot;A&quot;);IF([.G136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29974">
            <text:p>729974</text:p>
          </table:table-cell>
          <table:table-cell office:value-type="float" office:value="10000">
            <text:p>10000</text:p>
          </table:table-cell>
          <table:table-cell office:value-type="float" office:value="72.9974">
            <text:p>72.9974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7];&quot;B&quot;;&quot;A&quot;);IF([.F137];&quot;B&quot;;&quot;A&quot;);IF([.G137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29764">
            <text:p>729764</text:p>
          </table:table-cell>
          <table:table-cell office:value-type="float" office:value="10000">
            <text:p>10000</text:p>
          </table:table-cell>
          <table:table-cell office:value-type="float" office:value="72.9764">
            <text:p>72.9764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8];&quot;B&quot;;&quot;A&quot;);IF([.F138];&quot;B&quot;;&quot;A&quot;);IF([.G138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29673">
            <text:p>729673</text:p>
          </table:table-cell>
          <table:table-cell office:value-type="float" office:value="10000">
            <text:p>10000</text:p>
          </table:table-cell>
          <table:table-cell office:value-type="float" office:value="72.9673">
            <text:p>72.9673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39];&quot;B&quot;;&quot;A&quot;);IF([.F139];&quot;B&quot;;&quot;A&quot;);IF([.G139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728406">
            <text:p>728406</text:p>
          </table:table-cell>
          <table:table-cell office:value-type="float" office:value="10000">
            <text:p>10000</text:p>
          </table:table-cell>
          <table:table-cell office:value-type="float" office:value="72.8406">
            <text:p>72.8406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40];&quot;B&quot;;&quot;A&quot;);IF([.F140];&quot;B&quot;;&quot;A&quot;);IF([.G140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696710">
            <text:p>696710</text:p>
          </table:table-cell>
          <table:table-cell office:value-type="float" office:value="10000">
            <text:p>10000</text:p>
          </table:table-cell>
          <table:table-cell office:value-type="float" office:value="69.671">
            <text:p>69.671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41];&quot;B&quot;;&quot;A&quot;);IF([.F141];&quot;B&quot;;&quot;A&quot;);IF([.G141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480837">
            <text:p>480837</text:p>
          </table:table-cell>
          <table:table-cell office:value-type="float" office:value="10000">
            <text:p>10000</text:p>
          </table:table-cell>
          <table:table-cell office:value-type="float" office:value="48.0837">
            <text:p>48.0837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42];&quot;B&quot;;&quot;A&quot;);IF([.F142];&quot;B&quot;;&quot;A&quot;);IF([.G142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9885">
            <text:p>479885</text:p>
          </table:table-cell>
          <table:table-cell office:value-type="float" office:value="10000">
            <text:p>10000</text:p>
          </table:table-cell>
          <table:table-cell office:value-type="float" office:value="47.9885">
            <text:p>47.9885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43];&quot;B&quot;;&quot;A&quot;);IF([.F143];&quot;B&quot;;&quot;A&quot;);IF([.G143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8506">
            <text:p>478506</text:p>
          </table:table-cell>
          <table:table-cell office:value-type="float" office:value="10000">
            <text:p>10000</text:p>
          </table:table-cell>
          <table:table-cell office:value-type="float" office:value="47.8506">
            <text:p>47.8506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44];&quot;B&quot;;&quot;A&quot;);IF([.F144];&quot;B&quot;;&quot;A&quot;);IF([.G144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8023">
            <text:p>478023</text:p>
          </table:table-cell>
          <table:table-cell office:value-type="float" office:value="10000">
            <text:p>10000</text:p>
          </table:table-cell>
          <table:table-cell office:value-type="float" office:value="47.8023">
            <text:p>47.8023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45];&quot;B&quot;;&quot;A&quot;);IF([.F145];&quot;B&quot;;&quot;A&quot;);IF([.G145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7939">
            <text:p>477939</text:p>
          </table:table-cell>
          <table:table-cell office:value-type="float" office:value="10000">
            <text:p>10000</text:p>
          </table:table-cell>
          <table:table-cell office:value-type="float" office:value="47.7939">
            <text:p>47.7939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46];&quot;B&quot;;&quot;A&quot;);IF([.F146];&quot;B&quot;;&quot;A&quot;);IF([.G146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7407">
            <text:p>477407</text:p>
          </table:table-cell>
          <table:table-cell office:value-type="float" office:value="10000">
            <text:p>10000</text:p>
          </table:table-cell>
          <table:table-cell office:value-type="float" office:value="47.7407">
            <text:p>47.7407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47];&quot;B&quot;;&quot;A&quot;);IF([.F147];&quot;B&quot;;&quot;A&quot;);IF([.G147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7106">
            <text:p>477106</text:p>
          </table:table-cell>
          <table:table-cell office:value-type="float" office:value="10000">
            <text:p>10000</text:p>
          </table:table-cell>
          <table:table-cell office:value-type="float" office:value="47.7106">
            <text:p>47.7106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48];&quot;B&quot;;&quot;A&quot;);IF([.F148];&quot;B&quot;;&quot;A&quot;);IF([.G148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6483">
            <text:p>476483</text:p>
          </table:table-cell>
          <table:table-cell office:value-type="float" office:value="10000">
            <text:p>10000</text:p>
          </table:table-cell>
          <table:table-cell office:value-type="float" office:value="47.6483">
            <text:p>47.6483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49];&quot;B&quot;;&quot;A&quot;);IF([.F149];&quot;B&quot;;&quot;A&quot;);IF([.G149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6483">
            <text:p>476483</text:p>
          </table:table-cell>
          <table:table-cell office:value-type="float" office:value="10000">
            <text:p>10000</text:p>
          </table:table-cell>
          <table:table-cell office:value-type="float" office:value="47.6483">
            <text:p>47.6483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0];&quot;B&quot;;&quot;A&quot;);IF([.F150];&quot;B&quot;;&quot;A&quot;);IF([.G150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6441">
            <text:p>476441</text:p>
          </table:table-cell>
          <table:table-cell office:value-type="float" office:value="10000">
            <text:p>10000</text:p>
          </table:table-cell>
          <table:table-cell office:value-type="float" office:value="47.6441">
            <text:p>47.6441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1];&quot;B&quot;;&quot;A&quot;);IF([.F151];&quot;B&quot;;&quot;A&quot;);IF([.G151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6329">
            <text:p>476329</text:p>
          </table:table-cell>
          <table:table-cell office:value-type="float" office:value="10000">
            <text:p>10000</text:p>
          </table:table-cell>
          <table:table-cell office:value-type="float" office:value="47.6329">
            <text:p>47.6329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2];&quot;B&quot;;&quot;A&quot;);IF([.F152];&quot;B&quot;;&quot;A&quot;);IF([.G152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6203">
            <text:p>476203</text:p>
          </table:table-cell>
          <table:table-cell office:value-type="float" office:value="10000">
            <text:p>10000</text:p>
          </table:table-cell>
          <table:table-cell office:value-type="float" office:value="47.6203">
            <text:p>47.6203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3];&quot;B&quot;;&quot;A&quot;);IF([.F153];&quot;B&quot;;&quot;A&quot;);IF([.G153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5979">
            <text:p>475979</text:p>
          </table:table-cell>
          <table:table-cell office:value-type="float" office:value="10000">
            <text:p>10000</text:p>
          </table:table-cell>
          <table:table-cell office:value-type="float" office:value="47.5979">
            <text:p>47.5979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4];&quot;B&quot;;&quot;A&quot;);IF([.F154];&quot;B&quot;;&quot;A&quot;);IF([.G154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5769">
            <text:p>475769</text:p>
          </table:table-cell>
          <table:table-cell office:value-type="float" office:value="10000">
            <text:p>10000</text:p>
          </table:table-cell>
          <table:table-cell office:value-type="float" office:value="47.5769">
            <text:p>47.5769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5];&quot;B&quot;;&quot;A&quot;);IF([.F155];&quot;B&quot;;&quot;A&quot;);IF([.G155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5636">
            <text:p>475636</text:p>
          </table:table-cell>
          <table:table-cell office:value-type="float" office:value="10000">
            <text:p>10000</text:p>
          </table:table-cell>
          <table:table-cell office:value-type="float" office:value="47.5636">
            <text:p>47.5636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6];&quot;B&quot;;&quot;A&quot;);IF([.F156];&quot;B&quot;;&quot;A&quot;);IF([.G156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5601">
            <text:p>475601</text:p>
          </table:table-cell>
          <table:table-cell office:value-type="float" office:value="10000">
            <text:p>10000</text:p>
          </table:table-cell>
          <table:table-cell office:value-type="float" office:value="47.5601">
            <text:p>47.5601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7];&quot;B&quot;;&quot;A&quot;);IF([.F157];&quot;B&quot;;&quot;A&quot;);IF([.G157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4894">
            <text:p>474894</text:p>
          </table:table-cell>
          <table:table-cell office:value-type="float" office:value="10000">
            <text:p>10000</text:p>
          </table:table-cell>
          <table:table-cell office:value-type="float" office:value="47.4894">
            <text:p>47.4894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8];&quot;B&quot;;&quot;A&quot;);IF([.F158];&quot;B&quot;;&quot;A&quot;);IF([.G158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4789">
            <text:p>474789</text:p>
          </table:table-cell>
          <table:table-cell office:value-type="float" office:value="10000">
            <text:p>10000</text:p>
          </table:table-cell>
          <table:table-cell office:value-type="float" office:value="47.4789">
            <text:p>47.4789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59];&quot;B&quot;;&quot;A&quot;);IF([.F159];&quot;B&quot;;&quot;A&quot;);IF([.G159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4082">
            <text:p>474082</text:p>
          </table:table-cell>
          <table:table-cell office:value-type="float" office:value="10000">
            <text:p>10000</text:p>
          </table:table-cell>
          <table:table-cell office:value-type="float" office:value="47.4082">
            <text:p>47.4082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60];&quot;B&quot;;&quot;A&quot;);IF([.F160];&quot;B&quot;;&quot;A&quot;);IF([.G160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71996">
            <text:p>471996</text:p>
          </table:table-cell>
          <table:table-cell office:value-type="float" office:value="10000">
            <text:p>10000</text:p>
          </table:table-cell>
          <table:table-cell office:value-type="float" office:value="47.1996">
            <text:p>47.1996</text:p>
          </table:table-cell>
          <table:table-cell office:value-type="string">
            <text:p>MessageDigestCacheKeyGenerator_"MD5"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161];&quot;B&quot;;&quot;A&quot;);IF([.F161];&quot;B&quot;;&quot;A&quot;);IF([.G161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332955">
            <text:p>332955</text:p>
          </table:table-cell>
          <table:table-cell office:value-type="float" office:value="10000">
            <text:p>10000</text:p>
          </table:table-cell>
          <table:table-cell office:value-type="float" office:value="33.2955">
            <text:p>33.2955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62];&quot;B&quot;;&quot;A&quot;);IF([.F162];&quot;B&quot;;&quot;A&quot;);IF([.G162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4201">
            <text:p>334201</text:p>
          </table:table-cell>
          <table:table-cell office:value-type="float" office:value="10000">
            <text:p>10000</text:p>
          </table:table-cell>
          <table:table-cell office:value-type="float" office:value="33.4201">
            <text:p>33.4201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63];&quot;B&quot;;&quot;A&quot;);IF([.F163];&quot;B&quot;;&quot;A&quot;);IF([.G163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945">
            <text:p>336945</text:p>
          </table:table-cell>
          <table:table-cell office:value-type="float" office:value="10000">
            <text:p>10000</text:p>
          </table:table-cell>
          <table:table-cell office:value-type="float" office:value="33.6945">
            <text:p>33.6945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64];&quot;B&quot;;&quot;A&quot;);IF([.F164];&quot;B&quot;;&quot;A&quot;);IF([.G164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896">
            <text:p>336896</text:p>
          </table:table-cell>
          <table:table-cell office:value-type="float" office:value="10000">
            <text:p>10000</text:p>
          </table:table-cell>
          <table:table-cell office:value-type="float" office:value="33.6896">
            <text:p>33.6896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65];&quot;B&quot;;&quot;A&quot;);IF([.F165];&quot;B&quot;;&quot;A&quot;);IF([.G165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798">
            <text:p>336798</text:p>
          </table:table-cell>
          <table:table-cell office:value-type="float" office:value="10000">
            <text:p>10000</text:p>
          </table:table-cell>
          <table:table-cell office:value-type="float" office:value="33.6798">
            <text:p>33.6798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66];&quot;B&quot;;&quot;A&quot;);IF([.F166];&quot;B&quot;;&quot;A&quot;);IF([.G166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560">
            <text:p>336560</text:p>
          </table:table-cell>
          <table:table-cell office:value-type="float" office:value="10000">
            <text:p>10000</text:p>
          </table:table-cell>
          <table:table-cell office:value-type="float" office:value="33.656">
            <text:p>33.656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67];&quot;B&quot;;&quot;A&quot;);IF([.F167];&quot;B&quot;;&quot;A&quot;);IF([.G167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553">
            <text:p>336553</text:p>
          </table:table-cell>
          <table:table-cell office:value-type="float" office:value="10000">
            <text:p>10000</text:p>
          </table:table-cell>
          <table:table-cell office:value-type="float" office:value="33.6553">
            <text:p>33.6553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68];&quot;B&quot;;&quot;A&quot;);IF([.F168];&quot;B&quot;;&quot;A&quot;);IF([.G168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315">
            <text:p>336315</text:p>
          </table:table-cell>
          <table:table-cell office:value-type="float" office:value="10000">
            <text:p>10000</text:p>
          </table:table-cell>
          <table:table-cell office:value-type="float" office:value="33.6315">
            <text:p>33.6315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69];&quot;B&quot;;&quot;A&quot;);IF([.F169];&quot;B&quot;;&quot;A&quot;);IF([.G169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203">
            <text:p>336203</text:p>
          </table:table-cell>
          <table:table-cell office:value-type="float" office:value="10000">
            <text:p>10000</text:p>
          </table:table-cell>
          <table:table-cell office:value-type="float" office:value="33.6203">
            <text:p>33.6203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0];&quot;B&quot;;&quot;A&quot;);IF([.F170];&quot;B&quot;;&quot;A&quot;);IF([.G170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133">
            <text:p>336133</text:p>
          </table:table-cell>
          <table:table-cell office:value-type="float" office:value="10000">
            <text:p>10000</text:p>
          </table:table-cell>
          <table:table-cell office:value-type="float" office:value="33.6133">
            <text:p>33.6133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1];&quot;B&quot;;&quot;A&quot;);IF([.F171];&quot;B&quot;;&quot;A&quot;);IF([.G171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091">
            <text:p>336091</text:p>
          </table:table-cell>
          <table:table-cell office:value-type="float" office:value="10000">
            <text:p>10000</text:p>
          </table:table-cell>
          <table:table-cell office:value-type="float" office:value="33.6091">
            <text:p>33.6091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2];&quot;B&quot;;&quot;A&quot;);IF([.F172];&quot;B&quot;;&quot;A&quot;);IF([.G172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6035">
            <text:p>336035</text:p>
          </table:table-cell>
          <table:table-cell office:value-type="float" office:value="10000">
            <text:p>10000</text:p>
          </table:table-cell>
          <table:table-cell office:value-type="float" office:value="33.6035">
            <text:p>33.6035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3];&quot;B&quot;;&quot;A&quot;);IF([.F173];&quot;B&quot;;&quot;A&quot;);IF([.G173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5930">
            <text:p>335930</text:p>
          </table:table-cell>
          <table:table-cell office:value-type="float" office:value="10000">
            <text:p>10000</text:p>
          </table:table-cell>
          <table:table-cell office:value-type="float" office:value="33.593">
            <text:p>33.593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4];&quot;B&quot;;&quot;A&quot;);IF([.F174];&quot;B&quot;;&quot;A&quot;);IF([.G174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5825">
            <text:p>335825</text:p>
          </table:table-cell>
          <table:table-cell office:value-type="float" office:value="10000">
            <text:p>10000</text:p>
          </table:table-cell>
          <table:table-cell office:value-type="float" office:value="33.5825">
            <text:p>33.5825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5];&quot;B&quot;;&quot;A&quot;);IF([.F175];&quot;B&quot;;&quot;A&quot;);IF([.G175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5706">
            <text:p>335706</text:p>
          </table:table-cell>
          <table:table-cell office:value-type="float" office:value="10000">
            <text:p>10000</text:p>
          </table:table-cell>
          <table:table-cell office:value-type="float" office:value="33.5706">
            <text:p>33.5706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6];&quot;B&quot;;&quot;A&quot;);IF([.F176];&quot;B&quot;;&quot;A&quot;);IF([.G176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5685">
            <text:p>335685</text:p>
          </table:table-cell>
          <table:table-cell office:value-type="float" office:value="10000">
            <text:p>10000</text:p>
          </table:table-cell>
          <table:table-cell office:value-type="float" office:value="33.5685">
            <text:p>33.5685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7];&quot;B&quot;;&quot;A&quot;);IF([.F177];&quot;B&quot;;&quot;A&quot;);IF([.G177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5279">
            <text:p>335279</text:p>
          </table:table-cell>
          <table:table-cell office:value-type="float" office:value="10000">
            <text:p>10000</text:p>
          </table:table-cell>
          <table:table-cell office:value-type="float" office:value="33.5279">
            <text:p>33.5279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8];&quot;B&quot;;&quot;A&quot;);IF([.F178];&quot;B&quot;;&quot;A&quot;);IF([.G178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5048">
            <text:p>335048</text:p>
          </table:table-cell>
          <table:table-cell office:value-type="float" office:value="10000">
            <text:p>10000</text:p>
          </table:table-cell>
          <table:table-cell office:value-type="float" office:value="33.5048">
            <text:p>33.5048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79];&quot;B&quot;;&quot;A&quot;);IF([.F179];&quot;B&quot;;&quot;A&quot;);IF([.G179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4530">
            <text:p>334530</text:p>
          </table:table-cell>
          <table:table-cell office:value-type="float" office:value="10000">
            <text:p>10000</text:p>
          </table:table-cell>
          <table:table-cell office:value-type="float" office:value="33.453">
            <text:p>33.453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80];&quot;B&quot;;&quot;A&quot;);IF([.F180];&quot;B&quot;;&quot;A&quot;);IF([.G180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34201">
            <text:p>334201</text:p>
          </table:table-cell>
          <table:table-cell office:value-type="float" office:value="10000">
            <text:p>10000</text:p>
          </table:table-cell>
          <table:table-cell office:value-type="float" office:value="33.4201">
            <text:p>33.4201</text:p>
          </table:table-cell>
          <table:table-cell office:value-type="string">
            <text:p>MessageDigestCacheKeyGenerator_"MD5"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181];&quot;B&quot;;&quot;A&quot;);IF([.F181];&quot;B&quot;;&quot;A&quot;);IF([.G181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916034">
            <text:p>916034</text:p>
          </table:table-cell>
          <table:table-cell office:value-type="float" office:value="10000">
            <text:p>10000</text:p>
          </table:table-cell>
          <table:table-cell office:value-type="float" office:value="91.6034">
            <text:p>91.6034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2];&quot;B&quot;;&quot;A&quot;);IF([.F182];&quot;B&quot;;&quot;A&quot;);IF([.G182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15474">
            <text:p>915474</text:p>
          </table:table-cell>
          <table:table-cell office:value-type="float" office:value="10000">
            <text:p>10000</text:p>
          </table:table-cell>
          <table:table-cell office:value-type="float" office:value="91.5474">
            <text:p>91.5474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3];&quot;B&quot;;&quot;A&quot;);IF([.F183];&quot;B&quot;;&quot;A&quot;);IF([.G183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14137">
            <text:p>914137</text:p>
          </table:table-cell>
          <table:table-cell office:value-type="float" office:value="10000">
            <text:p>10000</text:p>
          </table:table-cell>
          <table:table-cell office:value-type="float" office:value="91.4137">
            <text:p>91.4137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4];&quot;B&quot;;&quot;A&quot;);IF([.F184];&quot;B&quot;;&quot;A&quot;);IF([.G184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11876">
            <text:p>911876</text:p>
          </table:table-cell>
          <table:table-cell office:value-type="float" office:value="10000">
            <text:p>10000</text:p>
          </table:table-cell>
          <table:table-cell office:value-type="float" office:value="91.1876">
            <text:p>91.1876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5];&quot;B&quot;;&quot;A&quot;);IF([.F185];&quot;B&quot;;&quot;A&quot;);IF([.G185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10056">
            <text:p>910056</text:p>
          </table:table-cell>
          <table:table-cell office:value-type="float" office:value="10000">
            <text:p>10000</text:p>
          </table:table-cell>
          <table:table-cell office:value-type="float" office:value="91.0056">
            <text:p>91.0056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6];&quot;B&quot;;&quot;A&quot;);IF([.F186];&quot;B&quot;;&quot;A&quot;);IF([.G186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10049">
            <text:p>910049</text:p>
          </table:table-cell>
          <table:table-cell office:value-type="float" office:value="10000">
            <text:p>10000</text:p>
          </table:table-cell>
          <table:table-cell office:value-type="float" office:value="91.0049">
            <text:p>91.0049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7];&quot;B&quot;;&quot;A&quot;);IF([.F187];&quot;B&quot;;&quot;A&quot;);IF([.G187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9881">
            <text:p>909881</text:p>
          </table:table-cell>
          <table:table-cell office:value-type="float" office:value="10000">
            <text:p>10000</text:p>
          </table:table-cell>
          <table:table-cell office:value-type="float" office:value="90.9881">
            <text:p>90.9881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8];&quot;B&quot;;&quot;A&quot;);IF([.F188];&quot;B&quot;;&quot;A&quot;);IF([.G188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9384">
            <text:p>909384</text:p>
          </table:table-cell>
          <table:table-cell office:value-type="float" office:value="10000">
            <text:p>10000</text:p>
          </table:table-cell>
          <table:table-cell office:value-type="float" office:value="90.9384">
            <text:p>90.9384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89];&quot;B&quot;;&quot;A&quot;);IF([.F189];&quot;B&quot;;&quot;A&quot;);IF([.G189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9335">
            <text:p>909335</text:p>
          </table:table-cell>
          <table:table-cell office:value-type="float" office:value="10000">
            <text:p>10000</text:p>
          </table:table-cell>
          <table:table-cell office:value-type="float" office:value="90.9335">
            <text:p>90.9335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0];&quot;B&quot;;&quot;A&quot;);IF([.F190];&quot;B&quot;;&quot;A&quot;);IF([.G190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9083">
            <text:p>909083</text:p>
          </table:table-cell>
          <table:table-cell office:value-type="float" office:value="10000">
            <text:p>10000</text:p>
          </table:table-cell>
          <table:table-cell office:value-type="float" office:value="90.9083">
            <text:p>90.9083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1];&quot;B&quot;;&quot;A&quot;);IF([.F191];&quot;B&quot;;&quot;A&quot;);IF([.G191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9062">
            <text:p>909062</text:p>
          </table:table-cell>
          <table:table-cell office:value-type="float" office:value="10000">
            <text:p>10000</text:p>
          </table:table-cell>
          <table:table-cell office:value-type="float" office:value="90.9062">
            <text:p>90.9062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2];&quot;B&quot;;&quot;A&quot;);IF([.F192];&quot;B&quot;;&quot;A&quot;);IF([.G192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8537">
            <text:p>908537</text:p>
          </table:table-cell>
          <table:table-cell office:value-type="float" office:value="10000">
            <text:p>10000</text:p>
          </table:table-cell>
          <table:table-cell office:value-type="float" office:value="90.8537">
            <text:p>90.8537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3];&quot;B&quot;;&quot;A&quot;);IF([.F193];&quot;B&quot;;&quot;A&quot;);IF([.G193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8446">
            <text:p>908446</text:p>
          </table:table-cell>
          <table:table-cell office:value-type="float" office:value="10000">
            <text:p>10000</text:p>
          </table:table-cell>
          <table:table-cell office:value-type="float" office:value="90.8446">
            <text:p>90.8446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4];&quot;B&quot;;&quot;A&quot;);IF([.F194];&quot;B&quot;;&quot;A&quot;);IF([.G194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8082">
            <text:p>908082</text:p>
          </table:table-cell>
          <table:table-cell office:value-type="float" office:value="10000">
            <text:p>10000</text:p>
          </table:table-cell>
          <table:table-cell office:value-type="float" office:value="90.8082">
            <text:p>90.8082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5];&quot;B&quot;;&quot;A&quot;);IF([.F195];&quot;B&quot;;&quot;A&quot;);IF([.G195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8061">
            <text:p>908061</text:p>
          </table:table-cell>
          <table:table-cell office:value-type="float" office:value="10000">
            <text:p>10000</text:p>
          </table:table-cell>
          <table:table-cell office:value-type="float" office:value="90.8061">
            <text:p>90.8061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6];&quot;B&quot;;&quot;A&quot;);IF([.F196];&quot;B&quot;;&quot;A&quot;);IF([.G196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7515">
            <text:p>907515</text:p>
          </table:table-cell>
          <table:table-cell office:value-type="float" office:value="10000">
            <text:p>10000</text:p>
          </table:table-cell>
          <table:table-cell office:value-type="float" office:value="90.7515">
            <text:p>90.7515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7];&quot;B&quot;;&quot;A&quot;);IF([.F197];&quot;B&quot;;&quot;A&quot;);IF([.G197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6640">
            <text:p>906640</text:p>
          </table:table-cell>
          <table:table-cell office:value-type="float" office:value="10000">
            <text:p>10000</text:p>
          </table:table-cell>
          <table:table-cell office:value-type="float" office:value="90.664">
            <text:p>90.664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8];&quot;B&quot;;&quot;A&quot;);IF([.F198];&quot;B&quot;;&quot;A&quot;);IF([.G198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6164">
            <text:p>906164</text:p>
          </table:table-cell>
          <table:table-cell office:value-type="float" office:value="10000">
            <text:p>10000</text:p>
          </table:table-cell>
          <table:table-cell office:value-type="float" office:value="90.6164">
            <text:p>90.6164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199];&quot;B&quot;;&quot;A&quot;);IF([.F199];&quot;B&quot;;&quot;A&quot;);IF([.G199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905338">
            <text:p>905338</text:p>
          </table:table-cell>
          <table:table-cell office:value-type="float" office:value="10000">
            <text:p>10000</text:p>
          </table:table-cell>
          <table:table-cell office:value-type="float" office:value="90.5338">
            <text:p>90.5338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200];&quot;B&quot;;&quot;A&quot;);IF([.F200];&quot;B&quot;;&quot;A&quot;);IF([.G200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861742">
            <text:p>861742</text:p>
          </table:table-cell>
          <table:table-cell office:value-type="float" office:value="10000">
            <text:p>10000</text:p>
          </table:table-cell>
          <table:table-cell office:value-type="float" office:value="86.1742">
            <text:p>86.1742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false">
            <text:p>FALSE</text:p>
          </table:table-cell>
          <table:table-cell/>
          <table:table-cell table:formula="of:=CONCATENATE(IF([.E201];&quot;B&quot;;&quot;A&quot;);IF([.F201];&quot;B&quot;;&quot;A&quot;);IF([.G201];&quot;B&quot;;&quot;A&quot;))" office:value-type="string" office:string-value="AAA">
            <text:p>AAA</text:p>
          </table:table-cell>
          <table:table-cell table:number-columns-repeated="1015"/>
        </table:table-row>
        <table:table-row table:style-name="ro1">
          <table:table-cell office:value-type="float" office:value="498225">
            <text:p>498225</text:p>
          </table:table-cell>
          <table:table-cell office:value-type="float" office:value="10000">
            <text:p>10000</text:p>
          </table:table-cell>
          <table:table-cell office:value-type="float" office:value="49.8225">
            <text:p>49.822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02];&quot;B&quot;;&quot;A&quot;);IF([.F202];&quot;B&quot;;&quot;A&quot;);IF([.G202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7854">
            <text:p>497854</text:p>
          </table:table-cell>
          <table:table-cell office:value-type="float" office:value="10000">
            <text:p>10000</text:p>
          </table:table-cell>
          <table:table-cell office:value-type="float" office:value="49.7854">
            <text:p>49.7854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03];&quot;B&quot;;&quot;A&quot;);IF([.F203];&quot;B&quot;;&quot;A&quot;);IF([.G203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6692">
            <text:p>496692</text:p>
          </table:table-cell>
          <table:table-cell office:value-type="float" office:value="10000">
            <text:p>10000</text:p>
          </table:table-cell>
          <table:table-cell office:value-type="float" office:value="49.6692">
            <text:p>49.6692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04];&quot;B&quot;;&quot;A&quot;);IF([.F204];&quot;B&quot;;&quot;A&quot;);IF([.G204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6650">
            <text:p>496650</text:p>
          </table:table-cell>
          <table:table-cell office:value-type="float" office:value="10000">
            <text:p>10000</text:p>
          </table:table-cell>
          <table:table-cell office:value-type="float" office:value="49.665">
            <text:p>49.66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05];&quot;B&quot;;&quot;A&quot;);IF([.F205];&quot;B&quot;;&quot;A&quot;);IF([.G205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6314">
            <text:p>496314</text:p>
          </table:table-cell>
          <table:table-cell office:value-type="float" office:value="10000">
            <text:p>10000</text:p>
          </table:table-cell>
          <table:table-cell office:value-type="float" office:value="49.6314">
            <text:p>49.6314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06];&quot;B&quot;;&quot;A&quot;);IF([.F206];&quot;B&quot;;&quot;A&quot;);IF([.G206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6188">
            <text:p>496188</text:p>
          </table:table-cell>
          <table:table-cell office:value-type="float" office:value="10000">
            <text:p>10000</text:p>
          </table:table-cell>
          <table:table-cell office:value-type="float" office:value="49.6188">
            <text:p>49.6188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07];&quot;B&quot;;&quot;A&quot;);IF([.F207];&quot;B&quot;;&quot;A&quot;);IF([.G207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5985">
            <text:p>495985</text:p>
          </table:table-cell>
          <table:table-cell office:value-type="float" office:value="10000">
            <text:p>10000</text:p>
          </table:table-cell>
          <table:table-cell office:value-type="float" office:value="49.5985">
            <text:p>49.598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08];&quot;B&quot;;&quot;A&quot;);IF([.F208];&quot;B&quot;;&quot;A&quot;);IF([.G208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5929">
            <text:p>495929</text:p>
          </table:table-cell>
          <table:table-cell office:value-type="float" office:value="10000">
            <text:p>10000</text:p>
          </table:table-cell>
          <table:table-cell office:value-type="float" office:value="49.5929">
            <text:p>49.5929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09];&quot;B&quot;;&quot;A&quot;);IF([.F209];&quot;B&quot;;&quot;A&quot;);IF([.G209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5845">
            <text:p>495845</text:p>
          </table:table-cell>
          <table:table-cell office:value-type="float" office:value="10000">
            <text:p>10000</text:p>
          </table:table-cell>
          <table:table-cell office:value-type="float" office:value="49.5845">
            <text:p>49.584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0];&quot;B&quot;;&quot;A&quot;);IF([.F210];&quot;B&quot;;&quot;A&quot;);IF([.G210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5810">
            <text:p>495810</text:p>
          </table:table-cell>
          <table:table-cell office:value-type="float" office:value="10000">
            <text:p>10000</text:p>
          </table:table-cell>
          <table:table-cell office:value-type="float" office:value="49.581">
            <text:p>49.581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1];&quot;B&quot;;&quot;A&quot;);IF([.F211];&quot;B&quot;;&quot;A&quot;);IF([.G211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5369">
            <text:p>495369</text:p>
          </table:table-cell>
          <table:table-cell office:value-type="float" office:value="10000">
            <text:p>10000</text:p>
          </table:table-cell>
          <table:table-cell office:value-type="float" office:value="49.5369">
            <text:p>49.5369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2];&quot;B&quot;;&quot;A&quot;);IF([.F212];&quot;B&quot;;&quot;A&quot;);IF([.G212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4725">
            <text:p>494725</text:p>
          </table:table-cell>
          <table:table-cell office:value-type="float" office:value="10000">
            <text:p>10000</text:p>
          </table:table-cell>
          <table:table-cell office:value-type="float" office:value="49.4725">
            <text:p>49.472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3];&quot;B&quot;;&quot;A&quot;);IF([.F213];&quot;B&quot;;&quot;A&quot;);IF([.G213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4438">
            <text:p>494438</text:p>
          </table:table-cell>
          <table:table-cell office:value-type="float" office:value="10000">
            <text:p>10000</text:p>
          </table:table-cell>
          <table:table-cell office:value-type="float" office:value="49.4438">
            <text:p>49.4438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4];&quot;B&quot;;&quot;A&quot;);IF([.F214];&quot;B&quot;;&quot;A&quot;);IF([.G214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3955">
            <text:p>493955</text:p>
          </table:table-cell>
          <table:table-cell office:value-type="float" office:value="10000">
            <text:p>10000</text:p>
          </table:table-cell>
          <table:table-cell office:value-type="float" office:value="49.3955">
            <text:p>49.395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5];&quot;B&quot;;&quot;A&quot;);IF([.F215];&quot;B&quot;;&quot;A&quot;);IF([.G215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3332">
            <text:p>493332</text:p>
          </table:table-cell>
          <table:table-cell office:value-type="float" office:value="10000">
            <text:p>10000</text:p>
          </table:table-cell>
          <table:table-cell office:value-type="float" office:value="49.3332">
            <text:p>49.3332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6];&quot;B&quot;;&quot;A&quot;);IF([.F216];&quot;B&quot;;&quot;A&quot;);IF([.G216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3143">
            <text:p>493143</text:p>
          </table:table-cell>
          <table:table-cell office:value-type="float" office:value="10000">
            <text:p>10000</text:p>
          </table:table-cell>
          <table:table-cell office:value-type="float" office:value="49.3143">
            <text:p>49.3143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7];&quot;B&quot;;&quot;A&quot;);IF([.F217];&quot;B&quot;;&quot;A&quot;);IF([.G217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2849">
            <text:p>492849</text:p>
          </table:table-cell>
          <table:table-cell office:value-type="float" office:value="10000">
            <text:p>10000</text:p>
          </table:table-cell>
          <table:table-cell office:value-type="float" office:value="49.2849">
            <text:p>49.2849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8];&quot;B&quot;;&quot;A&quot;);IF([.F218];&quot;B&quot;;&quot;A&quot;);IF([.G218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2450">
            <text:p>492450</text:p>
          </table:table-cell>
          <table:table-cell office:value-type="float" office:value="10000">
            <text:p>10000</text:p>
          </table:table-cell>
          <table:table-cell office:value-type="float" office:value="49.245">
            <text:p>49.24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19];&quot;B&quot;;&quot;A&quot;);IF([.F219];&quot;B&quot;;&quot;A&quot;);IF([.G219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2296">
            <text:p>492296</text:p>
          </table:table-cell>
          <table:table-cell office:value-type="float" office:value="10000">
            <text:p>10000</text:p>
          </table:table-cell>
          <table:table-cell office:value-type="float" office:value="49.2296">
            <text:p>49.2296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20];&quot;B&quot;;&quot;A&quot;);IF([.F220];&quot;B&quot;;&quot;A&quot;);IF([.G220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492121">
            <text:p>492121</text:p>
          </table:table-cell>
          <table:table-cell office:value-type="float" office:value="10000">
            <text:p>10000</text:p>
          </table:table-cell>
          <table:table-cell office:value-type="float" office:value="49.2121">
            <text:p>49.2121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CONCATENATE(IF([.E221];&quot;B&quot;;&quot;A&quot;);IF([.F221];&quot;B&quot;;&quot;A&quot;);IF([.G221];&quot;B&quot;;&quot;A&quot;))" office:value-type="string" office:string-value="BBA">
            <text:p>BBA</text:p>
          </table:table-cell>
          <table:table-cell table:number-columns-repeated="1015"/>
        </table:table-row>
        <table:table-row table:style-name="ro1">
          <table:table-cell office:value-type="float" office:value="366093">
            <text:p>366093</text:p>
          </table:table-cell>
          <table:table-cell office:value-type="float" office:value="10000">
            <text:p>10000</text:p>
          </table:table-cell>
          <table:table-cell office:value-type="float" office:value="36.6093">
            <text:p>36.6093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22];&quot;B&quot;;&quot;A&quot;);IF([.F222];&quot;B&quot;;&quot;A&quot;);IF([.G222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6324">
            <text:p>366324</text:p>
          </table:table-cell>
          <table:table-cell office:value-type="float" office:value="10000">
            <text:p>10000</text:p>
          </table:table-cell>
          <table:table-cell office:value-type="float" office:value="36.6324">
            <text:p>36.6324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23];&quot;B&quot;;&quot;A&quot;);IF([.F223];&quot;B&quot;;&quot;A&quot;);IF([.G223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71280">
            <text:p>371280</text:p>
          </table:table-cell>
          <table:table-cell office:value-type="float" office:value="10000">
            <text:p>10000</text:p>
          </table:table-cell>
          <table:table-cell office:value-type="float" office:value="37.128">
            <text:p>37.128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24];&quot;B&quot;;&quot;A&quot;);IF([.F224];&quot;B&quot;;&quot;A&quot;);IF([.G224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9236">
            <text:p>369236</text:p>
          </table:table-cell>
          <table:table-cell office:value-type="float" office:value="10000">
            <text:p>10000</text:p>
          </table:table-cell>
          <table:table-cell office:value-type="float" office:value="36.9236">
            <text:p>36.9236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25];&quot;B&quot;;&quot;A&quot;);IF([.F225];&quot;B&quot;;&quot;A&quot;);IF([.G225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9110">
            <text:p>369110</text:p>
          </table:table-cell>
          <table:table-cell office:value-type="float" office:value="10000">
            <text:p>10000</text:p>
          </table:table-cell>
          <table:table-cell office:value-type="float" office:value="36.911">
            <text:p>36.911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26];&quot;B&quot;;&quot;A&quot;);IF([.F226];&quot;B&quot;;&quot;A&quot;);IF([.G226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8543">
            <text:p>368543</text:p>
          </table:table-cell>
          <table:table-cell office:value-type="float" office:value="10000">
            <text:p>10000</text:p>
          </table:table-cell>
          <table:table-cell office:value-type="float" office:value="36.8543">
            <text:p>36.8543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27];&quot;B&quot;;&quot;A&quot;);IF([.F227];&quot;B&quot;;&quot;A&quot;);IF([.G227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8438">
            <text:p>368438</text:p>
          </table:table-cell>
          <table:table-cell office:value-type="float" office:value="10000">
            <text:p>10000</text:p>
          </table:table-cell>
          <table:table-cell office:value-type="float" office:value="36.8438">
            <text:p>36.8438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28];&quot;B&quot;;&quot;A&quot;);IF([.F228];&quot;B&quot;;&quot;A&quot;);IF([.G228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8214">
            <text:p>368214</text:p>
          </table:table-cell>
          <table:table-cell office:value-type="float" office:value="10000">
            <text:p>10000</text:p>
          </table:table-cell>
          <table:table-cell office:value-type="float" office:value="36.8214">
            <text:p>36.8214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29];&quot;B&quot;;&quot;A&quot;);IF([.F229];&quot;B&quot;;&quot;A&quot;);IF([.G229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8123">
            <text:p>368123</text:p>
          </table:table-cell>
          <table:table-cell office:value-type="float" office:value="10000">
            <text:p>10000</text:p>
          </table:table-cell>
          <table:table-cell office:value-type="float" office:value="36.8123">
            <text:p>36.8123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0];&quot;B&quot;;&quot;A&quot;);IF([.F230];&quot;B&quot;;&quot;A&quot;);IF([.G230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8116">
            <text:p>368116</text:p>
          </table:table-cell>
          <table:table-cell office:value-type="float" office:value="10000">
            <text:p>10000</text:p>
          </table:table-cell>
          <table:table-cell office:value-type="float" office:value="36.8116">
            <text:p>36.8116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1];&quot;B&quot;;&quot;A&quot;);IF([.F231];&quot;B&quot;;&quot;A&quot;);IF([.G231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7801">
            <text:p>367801</text:p>
          </table:table-cell>
          <table:table-cell office:value-type="float" office:value="10000">
            <text:p>10000</text:p>
          </table:table-cell>
          <table:table-cell office:value-type="float" office:value="36.7801">
            <text:p>36.7801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2];&quot;B&quot;;&quot;A&quot;);IF([.F232];&quot;B&quot;;&quot;A&quot;);IF([.G232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7752">
            <text:p>367752</text:p>
          </table:table-cell>
          <table:table-cell office:value-type="float" office:value="10000">
            <text:p>10000</text:p>
          </table:table-cell>
          <table:table-cell office:value-type="float" office:value="36.7752">
            <text:p>36.7752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3];&quot;B&quot;;&quot;A&quot;);IF([.F233];&quot;B&quot;;&quot;A&quot;);IF([.G233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7654">
            <text:p>367654</text:p>
          </table:table-cell>
          <table:table-cell office:value-type="float" office:value="10000">
            <text:p>10000</text:p>
          </table:table-cell>
          <table:table-cell office:value-type="float" office:value="36.7654">
            <text:p>36.7654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4];&quot;B&quot;;&quot;A&quot;);IF([.F234];&quot;B&quot;;&quot;A&quot;);IF([.G234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7591">
            <text:p>367591</text:p>
          </table:table-cell>
          <table:table-cell office:value-type="float" office:value="10000">
            <text:p>10000</text:p>
          </table:table-cell>
          <table:table-cell office:value-type="float" office:value="36.7591">
            <text:p>36.7591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5];&quot;B&quot;;&quot;A&quot;);IF([.F235];&quot;B&quot;;&quot;A&quot;);IF([.G235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7549">
            <text:p>367549</text:p>
          </table:table-cell>
          <table:table-cell office:value-type="float" office:value="10000">
            <text:p>10000</text:p>
          </table:table-cell>
          <table:table-cell office:value-type="float" office:value="36.7549">
            <text:p>36.7549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6];&quot;B&quot;;&quot;A&quot;);IF([.F236];&quot;B&quot;;&quot;A&quot;);IF([.G236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7269">
            <text:p>367269</text:p>
          </table:table-cell>
          <table:table-cell office:value-type="float" office:value="10000">
            <text:p>10000</text:p>
          </table:table-cell>
          <table:table-cell office:value-type="float" office:value="36.7269">
            <text:p>36.7269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7];&quot;B&quot;;&quot;A&quot;);IF([.F237];&quot;B&quot;;&quot;A&quot;);IF([.G237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7171">
            <text:p>367171</text:p>
          </table:table-cell>
          <table:table-cell office:value-type="float" office:value="10000">
            <text:p>10000</text:p>
          </table:table-cell>
          <table:table-cell office:value-type="float" office:value="36.7171">
            <text:p>36.7171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8];&quot;B&quot;;&quot;A&quot;);IF([.F238];&quot;B&quot;;&quot;A&quot;);IF([.G238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6926">
            <text:p>366926</text:p>
          </table:table-cell>
          <table:table-cell office:value-type="float" office:value="10000">
            <text:p>10000</text:p>
          </table:table-cell>
          <table:table-cell office:value-type="float" office:value="36.6926">
            <text:p>36.6926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39];&quot;B&quot;;&quot;A&quot;);IF([.F239];&quot;B&quot;;&quot;A&quot;);IF([.G239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6765">
            <text:p>366765</text:p>
          </table:table-cell>
          <table:table-cell office:value-type="float" office:value="10000">
            <text:p>10000</text:p>
          </table:table-cell>
          <table:table-cell office:value-type="float" office:value="36.6765">
            <text:p>36.6765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40];&quot;B&quot;;&quot;A&quot;);IF([.F240];&quot;B&quot;;&quot;A&quot;);IF([.G240];&quot;B&quot;;&quot;A&quot;))" office:value-type="string" office:string-value="BBB">
            <text:p>BBB</text:p>
          </table:table-cell>
          <table:table-cell table:number-columns-repeated="1015"/>
        </table:table-row>
        <table:table-row table:style-name="ro1">
          <table:table-cell office:value-type="float" office:value="366751">
            <text:p>366751</text:p>
          </table:table-cell>
          <table:table-cell office:value-type="float" office:value="10000">
            <text:p>10000</text:p>
          </table:table-cell>
          <table:table-cell office:value-type="float" office:value="36.6751">
            <text:p>36.6751</text:p>
          </table:table-cell>
          <table:table-cell office:value-type="string">
            <text:p>StringCacheKeyGenerator</text:p>
          </table:table-cell>
          <table:table-cell table:number-columns-repeated="3" office:value-type="boolean" office:boolean-value="true">
            <text:p>TRUE</text:p>
          </table:table-cell>
          <table:table-cell/>
          <table:table-cell table:formula="of:=CONCATENATE(IF([.E241];&quot;B&quot;;&quot;A&quot;);IF([.F241];&quot;B&quot;;&quot;A&quot;);IF([.G241];&quot;B&quot;;&quot;A&quot;))" office:value-type="string" office:string-value="BBB">
            <text:p>BBB</text:p>
          </table:table-cell>
          <table:table-cell table:number-columns-repeated="1015"/>
        </table:table-row>
      </table:table>
      <table:database-ranges>
        <table:database-range table:target-range-address="Sheet2.A23:Sheet2.K3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06/18/2010</text:date>, <text:time>13:0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6-18T13:06:54</dc:date>
    <dc:creator>Eric Dalquist</dc:creator>
    <meta:editing-duration>PT00H37M17S</meta:editing-duration>
    <meta:editing-cycles>11</meta:editing-cycles>
    <meta:document-statistic meta:table-count="2" meta:cell-count="2209" meta:object-count="0"/>
  </office:meta>
</office:document-meta>
</file>